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6.19mm" fo:break-before="auto" style:use-optimal-row-height="false"/>
    </style:style>
    <style:style style:name="ro4" style:family="table-row">
      <style:table-row-properties style:row-height="5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text-position="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>
      <style:text-properties style:text-position="" style:font-name="Calibri1" fo:font-size="10.5pt" style:font-size-asian="10.5pt" style:font-size-complex="10.5pt"/>
    </style:style>
    <style:style style:name="ce28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style:text-position="" style:font-name="Liberation Sans" style:font-name-asian="Noto Sans CJK SC Regular" style:font-name-complex="FreeSans"/>
    </style:style>
    <style:style style:name="ce20" style:family="table-cell" style:parent-style-name="Default">
      <style:table-cell-properties style:rotation-align="none"/>
      <style:text-properties style:font-name="Calibri1" fo:font-size="10.5pt" style:font-size-asian="10.5pt" style:font-size-complex="10.5pt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>
      <style:table-cell-properties fo:background-color="transparent" style:rotation-align="none"/>
      <style:text-properties style:font-name="Calibri1" fo:font-size="10.5pt" style:font-size-asian="10.5pt" style:font-size-complex="10.5pt"/>
    </style:style>
    <style:style style:name="ce34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>
      <style:table-cell-properties style:rotation-align="none"/>
    </style:style>
    <style:style style:name="ce38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</style:style>
    <style:style style:name="ce4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>
      <style:text-properties style:font-name="Calibri1" fo:font-size="10.5pt" style:font-size-asian="10.5pt" style:font-size-complex="10.5pt"/>
    </style:style>
    <style:style style:name="ce46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>
      <style:table-cell-properties fo:background-color="transparent" style:rotation-align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T Tables" table:style-name="ta1">
        <table:table-column table:style-name="co9" table:default-cell-style-name="ce21"/>
        <table:table-column table:style-name="co10" table:number-columns-repeated="9" table:default-cell-style-name="ce21"/>
        <table:table-column table:style-name="co10" table:default-cell-style-name="ce35"/>
        <table:table-column table:style-name="co10" table:number-columns-repeated="1013" table:default-cell-style-name="ce21"/>
        <table:table-row table:style-name="ro1">
          <table:table-cell table:style-name="ce20" table:number-columns-repeated="10"/>
          <table:table-cell table:style-name="ce33"/>
          <table:table-cell table:style-name="ce20"/>
          <table:table-cell table:number-columns-repeated="1012"/>
        </table:table-row>
        <table:table-row table:style-name="ro4">
          <table:table-cell table:style-name="ce20" office:value-type="string" calcext:value-type="string">
            <text:p>N = 100</text:p>
          </table:table-cell>
          <table:table-cell table:style-name="ce20"/>
          <table:table-cell office:value-type="string" calcext:value-type="string">
            <text:p>W = 5000</text:p>
          </table:table-cell>
          <table:table-cell table:style-name="ce20" table:number-columns-repeated="2"/>
          <table:table-cell office:value-type="string" calcext:value-type="string">
            <text:p>W = 2500</text:p>
          </table:table-cell>
          <table:table-cell table:style-name="ce20" table:number-columns-repeated="2"/>
          <table:table-cell office:value-type="string" calcext:value-type="string">
            <text:p>W = 1250</text:p>
          </table:table-cell>
          <table:table-cell table:style-name="ce20"/>
          <table:table-cell table:style-name="ce33"/>
          <table:table-cell table:style-name="ce20" office:value-type="string" calcext:value-type="string">
            <text:p>N = 100</text:p>
          </table:table-cell>
          <table:table-cell table:number-columns-repeated="2" office:value-type="string" calcext:value-type="string">
            <text:p>N = 100</text:p>
          </table:table-cell>
          <table:table-cell table:number-columns-repeated="1010"/>
        </table:table-row>
        <table:table-row table:style-name="ro4">
          <table:table-cell table:style-name="ce20" table:number-columns-repeated="10"/>
          <table:table-cell table:style-name="ce33"/>
          <table:table-cell table:number-columns-repeated="3" table:style-name="ce20" office:value-type="string" calcext:value-type="string">
            <text:p>W=5000</text:p>
          </table:table-cell>
          <table:table-cell/>
          <table:table-cell office:value-type="string" calcext:value-type="string">
            <text:p>W = 2500</text:p>
          </table:table-cell>
          <table:table-cell table:number-columns-repeated="3"/>
          <table:table-cell office:value-type="string" calcext:value-type="string">
            <text:p>W = 1250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33"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3" table:style-name="ce22" office:value-type="float" office:value="8.35709" calcext:value-type="float">
            <text:p>8.35709</text:p>
          </table:table-cell>
          <table:table-cell table:number-columns-repeated="3" table:style-name="ce22" office:value-type="float" office:value="4.268" calcext:value-type="float">
            <text:p>4.26800</text:p>
          </table:table-cell>
          <table:table-cell table:number-columns-repeated="3" table:style-name="ce22" office:value-type="float" office:value="2.15624" calcext:value-type="float">
            <text:p>2.15624</text:p>
          </table:table-cell>
          <table:table-cell table:style-name="ce33"/>
          <table:table-cell table:number-columns-repeated="2" table:style-name="ce22" office:value-type="float" office:value="8.35709" calcext:value-type="float">
            <text:p>8.35709</text:p>
          </table:table-cell>
          <table:table-cell table:formula="of:=[.L5]-[.M5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4.268" calcext:value-type="float">
            <text:p>4.26800</text:p>
          </table:table-cell>
          <table:table-cell table:formula="of:= [.P5]-[.Q5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2.15624" calcext:value-type="float">
            <text:p>2.15624</text:p>
          </table:table-cell>
          <table:table-cell table:formula="of:= [.T5]-[.U5]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 office:value-type="float" office:value="0.1" calcext:value-type="float">
            <text:p>0.1</text:p>
          </table:table-cell>
          <table:table-cell table:style-name="ce22" office:value-type="float" office:value="5.27284" calcext:value-type="float">
            <text:p>5.27284</text:p>
          </table:table-cell>
          <table:table-cell table:style-name="ce23" office:value-type="float" office:value="4.89963" calcext:value-type="float">
            <text:p>4.89963</text:p>
          </table:table-cell>
          <table:table-cell table:style-name="ce22" office:value-type="float" office:value="5.14404" calcext:value-type="float">
            <text:p>5.14404</text:p>
          </table:table-cell>
          <table:table-cell table:style-name="ce22" office:value-type="float" office:value="2.72299" calcext:value-type="float">
            <text:p>2.72299</text:p>
          </table:table-cell>
          <table:table-cell table:style-name="ce23" office:value-type="float" office:value="2.488" calcext:value-type="float">
            <text:p>2.48800</text:p>
          </table:table-cell>
          <table:table-cell table:style-name="ce22" office:value-type="float" office:value="2.69191" calcext:value-type="float">
            <text:p>2.69191</text:p>
          </table:table-cell>
          <table:table-cell table:style-name="ce22" office:value-type="float" office:value="1.53147" calcext:value-type="float">
            <text:p>1.53147</text:p>
          </table:table-cell>
          <table:table-cell table:style-name="ce23" office:value-type="float" office:value="1.51049" calcext:value-type="float">
            <text:p>1.51049</text:p>
          </table:table-cell>
          <table:table-cell table:style-name="ce22" office:value-type="float" office:value="1.52968" calcext:value-type="float">
            <text:p>1.52968</text:p>
          </table:table-cell>
          <table:table-cell table:style-name="ce33"/>
          <table:table-cell table:style-name="ce22" office:value-type="float" office:value="5.14404" calcext:value-type="float">
            <text:p>5.14404</text:p>
          </table:table-cell>
          <table:table-cell table:style-name="ce23" office:value-type="float" office:value="4.89963" calcext:value-type="float">
            <text:p>4.89963</text:p>
          </table:table-cell>
          <table:table-cell table:formula="of:=[.L6]-[.M6]" office:value-type="float" office:value="0.24441" calcext:value-type="float">
            <text:p>0.24441</text:p>
          </table:table-cell>
          <table:table-cell/>
          <table:table-cell table:style-name="ce22" office:value-type="float" office:value="2.69191" calcext:value-type="float">
            <text:p>2.69191</text:p>
          </table:table-cell>
          <table:table-cell table:style-name="ce23" office:value-type="float" office:value="2.488" calcext:value-type="float">
            <text:p>2.48800</text:p>
          </table:table-cell>
          <table:table-cell table:formula="of:= [.P6]-[.Q6]" office:value-type="float" office:value="0.20391" calcext:value-type="float">
            <text:p>0.20391</text:p>
          </table:table-cell>
          <table:table-cell/>
          <table:table-cell table:style-name="ce22" office:value-type="float" office:value="1.52968" calcext:value-type="float">
            <text:p>1.52968</text:p>
          </table:table-cell>
          <table:table-cell table:style-name="ce23" office:value-type="float" office:value="1.51049" calcext:value-type="float">
            <text:p>1.51049</text:p>
          </table:table-cell>
          <table:table-cell table:formula="of:= [.T6]-[.U6]" office:value-type="float" office:value="0.01919" calcext:value-type="float">
            <text:p>0.01919</text:p>
          </table:table-cell>
          <table:table-cell table:number-columns-repeated="1002"/>
        </table:table-row>
        <table:table-row table:style-name="ro4">
          <table:table-cell office:value-type="float" office:value="0.2" calcext:value-type="float">
            <text:p>0.2</text:p>
          </table:table-cell>
          <table:table-cell table:style-name="ce22" office:value-type="float" office:value="4.16155" calcext:value-type="float">
            <text:p>4.16155</text:p>
          </table:table-cell>
          <table:table-cell table:style-name="ce23" office:value-type="float" office:value="3.46467" calcext:value-type="float">
            <text:p>3.46467</text:p>
          </table:table-cell>
          <table:table-cell table:style-name="ce22" office:value-type="float" office:value="3.98645" calcext:value-type="float">
            <text:p>3.98645</text:p>
          </table:table-cell>
          <table:table-cell table:style-name="ce22" office:value-type="float" office:value="2.21096" calcext:value-type="float">
            <text:p>2.21096</text:p>
          </table:table-cell>
          <table:table-cell table:style-name="ce23" office:value-type="float" office:value="1.87449" calcext:value-type="float">
            <text:p>1.87449</text:p>
          </table:table-cell>
          <table:table-cell table:style-name="ce22" office:value-type="float" office:value="2.16338" calcext:value-type="float">
            <text:p>2.16338</text:p>
          </table:table-cell>
          <table:table-cell table:style-name="ce22" office:value-type="float" office:value="1.34812" calcext:value-type="float">
            <text:p>1.34812</text:p>
          </table:table-cell>
          <table:table-cell table:style-name="ce23" office:value-type="float" office:value="1.34499" calcext:value-type="float">
            <text:p>1.34499</text:p>
          </table:table-cell>
          <table:table-cell table:style-name="ce22" office:value-type="float" office:value="1.34593" calcext:value-type="float">
            <text:p>1.34593</text:p>
          </table:table-cell>
          <table:table-cell table:style-name="ce33"/>
          <table:table-cell table:style-name="ce22" office:value-type="float" office:value="3.98645" calcext:value-type="float">
            <text:p>3.98645</text:p>
          </table:table-cell>
          <table:table-cell table:style-name="ce23" office:value-type="float" office:value="3.46467" calcext:value-type="float">
            <text:p>3.46467</text:p>
          </table:table-cell>
          <table:table-cell table:formula="of:=[.L7]-[.M7]" office:value-type="float" office:value="0.52178" calcext:value-type="float">
            <text:p>0.52178</text:p>
          </table:table-cell>
          <table:table-cell/>
          <table:table-cell table:style-name="ce22" office:value-type="float" office:value="2.16338" calcext:value-type="float">
            <text:p>2.16338</text:p>
          </table:table-cell>
          <table:table-cell table:style-name="ce23" office:value-type="float" office:value="1.87449" calcext:value-type="float">
            <text:p>1.87449</text:p>
          </table:table-cell>
          <table:table-cell table:formula="of:= [.P7]-[.Q7]" office:value-type="float" office:value="0.28889" calcext:value-type="float">
            <text:p>0.28889</text:p>
          </table:table-cell>
          <table:table-cell/>
          <table:table-cell table:style-name="ce22" office:value-type="float" office:value="1.34593" calcext:value-type="float">
            <text:p>1.34593</text:p>
          </table:table-cell>
          <table:table-cell table:style-name="ce23" office:value-type="float" office:value="1.34499" calcext:value-type="float">
            <text:p>1.34499</text:p>
          </table:table-cell>
          <table:table-cell table:formula="of:= [.T7]-[.U7]" office:value-type="float" office:value="0.000939999999999941" calcext:value-type="float">
            <text:p>0.00094</text:p>
          </table:table-cell>
          <table:table-cell table:number-columns-repeated="1002"/>
        </table:table-row>
        <table:table-row table:style-name="ro4">
          <table:table-cell office:value-type="float" office:value="0.3" calcext:value-type="float">
            <text:p>0.3</text:p>
          </table:table-cell>
          <table:table-cell table:style-name="ce22" office:value-type="float" office:value="3.27805" calcext:value-type="float">
            <text:p>3.27805</text:p>
          </table:table-cell>
          <table:table-cell table:style-name="ce23" office:value-type="float" office:value="2.40153" calcext:value-type="float">
            <text:p>2.40153</text:p>
          </table:table-cell>
          <table:table-cell table:style-name="ce22" office:value-type="float" office:value="3.05546" calcext:value-type="float">
            <text:p>3.05546</text:p>
          </table:table-cell>
          <table:table-cell table:style-name="ce22" office:value-type="float" office:value="1.82199" calcext:value-type="float">
            <text:p>1.82199</text:p>
          </table:table-cell>
          <table:table-cell table:style-name="ce23" office:value-type="float" office:value="1.43724" calcext:value-type="float">
            <text:p>1.43724</text:p>
          </table:table-cell>
          <table:table-cell table:style-name="ce22" office:value-type="float" office:value="1.7561" calcext:value-type="float">
            <text:p>1.75610</text:p>
          </table:table-cell>
          <table:table-cell table:style-name="ce22" office:value-type="float" office:value="1.22453" calcext:value-type="float">
            <text:p>1.22453</text:p>
          </table:table-cell>
          <table:table-cell table:style-name="ce22" office:value-type="float" office:value="1.2481" calcext:value-type="float">
            <text:p>1.24810</text:p>
          </table:table-cell>
          <table:table-cell table:style-name="ce23" office:value-type="float" office:value="1.21994" calcext:value-type="float">
            <text:p>1.21994</text:p>
          </table:table-cell>
          <table:table-cell table:style-name="ce33"/>
          <table:table-cell table:style-name="ce22" office:value-type="float" office:value="3.05546" calcext:value-type="float">
            <text:p>3.05546</text:p>
          </table:table-cell>
          <table:table-cell table:style-name="ce23" office:value-type="float" office:value="2.40153" calcext:value-type="float">
            <text:p>2.40153</text:p>
          </table:table-cell>
          <table:table-cell table:formula="of:=[.L8]-[.M8]" office:value-type="float" office:value="0.65393" calcext:value-type="float">
            <text:p>0.65393</text:p>
          </table:table-cell>
          <table:table-cell/>
          <table:table-cell table:style-name="ce22" office:value-type="float" office:value="1.7561" calcext:value-type="float">
            <text:p>1.75610</text:p>
          </table:table-cell>
          <table:table-cell table:style-name="ce23" office:value-type="float" office:value="1.43724" calcext:value-type="float">
            <text:p>1.43724</text:p>
          </table:table-cell>
          <table:table-cell table:formula="of:= [.P8]-[.Q8]" office:value-type="float" office:value="0.31886" calcext:value-type="float">
            <text:p>0.31886</text:p>
          </table:table-cell>
          <table:table-cell/>
          <table:table-cell table:style-name="ce23" office:value-type="float" office:value="1.21994" calcext:value-type="float">
            <text:p>1.21994</text:p>
          </table:table-cell>
          <table:table-cell table:style-name="ce22" office:value-type="float" office:value="1.2481" calcext:value-type="float">
            <text:p>1.24810</text:p>
          </table:table-cell>
          <table:table-cell table:formula="of:= [.T8]-[.U8]" office:value-type="float" office:value="-0.02816" calcext:value-type="float">
            <text:p>-0.02816</text:p>
          </table:table-cell>
          <table:table-cell table:number-columns-repeated="1002"/>
        </table:table-row>
        <table:table-row table:style-name="ro4">
          <table:table-cell office:value-type="float" office:value="0.4" calcext:value-type="float">
            <text:p>0.4</text:p>
          </table:table-cell>
          <table:table-cell table:style-name="ce22" office:value-type="float" office:value="2.61641" calcext:value-type="float">
            <text:p>2.61641</text:p>
          </table:table-cell>
          <table:table-cell table:style-name="ce23" office:value-type="float" office:value="1.6339" calcext:value-type="float">
            <text:p>1.63390</text:p>
          </table:table-cell>
          <table:table-cell table:style-name="ce22" office:value-type="float" office:value="2.33662" calcext:value-type="float">
            <text:p>2.33662</text:p>
          </table:table-cell>
          <table:table-cell table:style-name="ce22" office:value-type="float" office:value="1.54989" calcext:value-type="float">
            <text:p>1.54989</text:p>
          </table:table-cell>
          <table:table-cell table:style-name="ce23" office:value-type="float" office:value="1.16887" calcext:value-type="float">
            <text:p>1.16887</text:p>
          </table:table-cell>
          <table:table-cell table:style-name="ce22" office:value-type="float" office:value="1.46534" calcext:value-type="float">
            <text:p>1.46534</text:p>
          </table:table-cell>
          <table:table-cell table:style-name="ce22" office:value-type="float" office:value="1.14507" calcext:value-type="float">
            <text:p>1.14507</text:p>
          </table:table-cell>
          <table:table-cell table:style-name="ce22" office:value-type="float" office:value="1.19631" calcext:value-type="float">
            <text:p>1.19631</text:p>
          </table:table-cell>
          <table:table-cell table:style-name="ce32" office:value-type="float" office:value="1.13979" calcext:value-type="float">
            <text:p>1.13979</text:p>
          </table:table-cell>
          <table:table-cell table:style-name="ce33"/>
          <table:table-cell table:style-name="ce22" office:value-type="float" office:value="2.33662" calcext:value-type="float">
            <text:p>2.33662</text:p>
          </table:table-cell>
          <table:table-cell table:style-name="ce23" office:value-type="float" office:value="1.6339" calcext:value-type="float">
            <text:p>1.63390</text:p>
          </table:table-cell>
          <table:table-cell table:formula="of:=[.L9]-[.M9]" office:value-type="float" office:value="0.70272" calcext:value-type="float">
            <text:p>0.70272</text:p>
          </table:table-cell>
          <table:table-cell/>
          <table:table-cell table:style-name="ce22" office:value-type="float" office:value="1.46534" calcext:value-type="float">
            <text:p>1.46534</text:p>
          </table:table-cell>
          <table:table-cell table:style-name="ce23" office:value-type="float" office:value="1.16887" calcext:value-type="float">
            <text:p>1.16887</text:p>
          </table:table-cell>
          <table:table-cell table:formula="of:= [.P9]-[.Q9]" office:value-type="float" office:value="0.29647" calcext:value-type="float">
            <text:p>0.29647</text:p>
          </table:table-cell>
          <table:table-cell/>
          <table:table-cell table:style-name="ce32" office:value-type="float" office:value="1.13979" calcext:value-type="float">
            <text:p>1.13979</text:p>
          </table:table-cell>
          <table:table-cell table:style-name="ce22" office:value-type="float" office:value="1.19631" calcext:value-type="float">
            <text:p>1.19631</text:p>
          </table:table-cell>
          <table:table-cell table:formula="of:= [.T9]-[.U9]" office:value-type="float" office:value="-0.0565199999999999" calcext:value-type="float">
            <text:p>-0.05652</text:p>
          </table:table-cell>
          <table:table-cell table:number-columns-repeated="1002"/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22" office:value-type="float" office:value="2.0826" calcext:value-type="float">
            <text:p>2.08260</text:p>
          </table:table-cell>
          <table:table-cell table:style-name="ce23" office:value-type="float" office:value="1.13827" calcext:value-type="float">
            <text:p>1.13827</text:p>
          </table:table-cell>
          <table:table-cell table:style-name="ce22" office:value-type="float" office:value="1.77494" calcext:value-type="float">
            <text:p>1.77494</text:p>
          </table:table-cell>
          <table:table-cell table:style-name="ce22" office:value-type="float" office:value="1.35101" calcext:value-type="float">
            <text:p>1.35101</text:p>
          </table:table-cell>
          <table:table-cell table:style-name="ce23" office:value-type="float" office:value="1.04978" calcext:value-type="float">
            <text:p>1.04978</text:p>
          </table:table-cell>
          <table:table-cell table:style-name="ce22" office:value-type="float" office:value="1.25567" calcext:value-type="float">
            <text:p>1.25567</text:p>
          </table:table-cell>
          <table:table-cell table:style-name="ce22" office:value-type="float" office:value="1.09274" calcext:value-type="float">
            <text:p>1.09274</text:p>
          </table:table-cell>
          <table:table-cell table:style-name="ce22" office:value-type="float" office:value="1.17069" calcext:value-type="float">
            <text:p>1.17069</text:p>
          </table:table-cell>
          <table:table-cell table:style-name="ce23" office:value-type="float" office:value="1.08661" calcext:value-type="float">
            <text:p>1.08661</text:p>
          </table:table-cell>
          <table:table-cell table:style-name="ce33"/>
          <table:table-cell table:style-name="ce22" office:value-type="float" office:value="1.77494" calcext:value-type="float">
            <text:p>1.77494</text:p>
          </table:table-cell>
          <table:table-cell table:style-name="ce23" office:value-type="float" office:value="1.13827" calcext:value-type="float">
            <text:p>1.13827</text:p>
          </table:table-cell>
          <table:table-cell table:formula="of:=[.L10]-[.M10]" office:value-type="float" office:value="0.63667" calcext:value-type="float">
            <text:p>0.63667</text:p>
          </table:table-cell>
          <table:table-cell/>
          <table:table-cell table:style-name="ce22" office:value-type="float" office:value="1.25567" calcext:value-type="float">
            <text:p>1.25567</text:p>
          </table:table-cell>
          <table:table-cell table:style-name="ce23" office:value-type="float" office:value="1.04978" calcext:value-type="float">
            <text:p>1.04978</text:p>
          </table:table-cell>
          <table:table-cell table:formula="of:= [.P10]-[.Q10]" office:value-type="float" office:value="0.20589" calcext:value-type="float">
            <text:p>0.20589</text:p>
          </table:table-cell>
          <table:table-cell/>
          <table:table-cell table:style-name="ce23" office:value-type="float" office:value="1.08661" calcext:value-type="float">
            <text:p>1.08661</text:p>
          </table:table-cell>
          <table:table-cell table:style-name="ce22" office:value-type="float" office:value="1.17069" calcext:value-type="float">
            <text:p>1.17069</text:p>
          </table:table-cell>
          <table:table-cell table:formula="of:= [.T10]-[.U10]" office:value-type="float" office:value="-0.0840799999999999" calcext:value-type="float">
            <text:p>-0.08408</text:p>
          </table:table-cell>
          <table:table-cell table:number-columns-repeated="1002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22" office:value-type="float" office:value="1.65897" calcext:value-type="float">
            <text:p>1.65897</text:p>
          </table:table-cell>
          <table:table-cell table:style-name="ce23" office:value-type="float" office:value="1.02027" calcext:value-type="float">
            <text:p>1.02027</text:p>
          </table:table-cell>
          <table:table-cell table:style-name="ce22" office:value-type="float" office:value="1.36093" calcext:value-type="float">
            <text:p>1.36093</text:p>
          </table:table-cell>
          <table:table-cell table:style-name="ce22" office:value-type="float" office:value="1.2004" calcext:value-type="float">
            <text:p>1.20040</text:p>
          </table:table-cell>
          <table:table-cell table:style-name="ce23" office:value-type="float" office:value="1.0372" calcext:value-type="float">
            <text:p>1.03720</text:p>
          </table:table-cell>
          <table:table-cell table:style-name="ce22" office:value-type="float" office:value="1.11964" calcext:value-type="float">
            <text:p>1.11964</text:p>
          </table:table-cell>
          <table:table-cell table:style-name="ce22" office:value-type="float" office:value="1.06255" calcext:value-type="float">
            <text:p>1.06255</text:p>
          </table:table-cell>
          <table:table-cell table:style-name="ce22" office:value-type="float" office:value="1.15766" calcext:value-type="float">
            <text:p>1.15766</text:p>
          </table:table-cell>
          <table:table-cell table:style-name="ce23" office:value-type="float" office:value="1.05701" calcext:value-type="float">
            <text:p>1.05701</text:p>
          </table:table-cell>
          <table:table-cell table:style-name="ce33"/>
          <table:table-cell table:style-name="ce22" office:value-type="float" office:value="1.36093" calcext:value-type="float">
            <text:p>1.36093</text:p>
          </table:table-cell>
          <table:table-cell table:style-name="ce23" office:value-type="float" office:value="1.02027" calcext:value-type="float">
            <text:p>1.02027</text:p>
          </table:table-cell>
          <table:table-cell table:formula="of:=[.L11]-[.M11]" office:value-type="float" office:value="0.34066" calcext:value-type="float">
            <text:p>0.34066</text:p>
          </table:table-cell>
          <table:table-cell/>
          <table:table-cell table:style-name="ce22" office:value-type="float" office:value="1.11964" calcext:value-type="float">
            <text:p>1.11964</text:p>
          </table:table-cell>
          <table:table-cell table:style-name="ce23" office:value-type="float" office:value="1.0372" calcext:value-type="float">
            <text:p>1.03720</text:p>
          </table:table-cell>
          <table:table-cell table:formula="of:= [.P11]-[.Q11]" office:value-type="float" office:value="0.0824400000000001" calcext:value-type="float">
            <text:p>0.08244</text:p>
          </table:table-cell>
          <table:table-cell/>
          <table:table-cell table:style-name="ce23" office:value-type="float" office:value="1.05701" calcext:value-type="float">
            <text:p>1.05701</text:p>
          </table:table-cell>
          <table:table-cell table:style-name="ce22" office:value-type="float" office:value="1.15766" calcext:value-type="float">
            <text:p>1.15766</text:p>
          </table:table-cell>
          <table:table-cell table:formula="of:= [.T11]-[.U11]" office:value-type="float" office:value="-0.10065" calcext:value-type="float">
            <text:p>-0.10065</text:p>
          </table:table-cell>
          <table:table-cell table:number-columns-repeated="1002"/>
        </table:table-row>
        <table:table-row table:style-name="ro4">
          <table:table-cell office:value-type="float" office:value="0.7" calcext:value-type="float">
            <text:p>0.7</text:p>
          </table:table-cell>
          <table:table-cell table:style-name="ce22" office:value-type="float" office:value="1.32002" calcext:value-type="float">
            <text:p>1.32002</text:p>
          </table:table-cell>
          <table:table-cell table:style-name="ce23" office:value-type="float" office:value="1.0135" calcext:value-type="float">
            <text:p>1.01350</text:p>
          </table:table-cell>
          <table:table-cell table:style-name="ce22" office:value-type="float" office:value="1.11348" calcext:value-type="float">
            <text:p>1.11348</text:p>
          </table:table-cell>
          <table:table-cell table:style-name="ce22" office:value-type="float" office:value="1.09659" calcext:value-type="float">
            <text:p>1.09659</text:p>
          </table:table-cell>
          <table:table-cell table:style-name="ce23" office:value-type="float" office:value="1.03556" calcext:value-type="float">
            <text:p>1.03556</text:p>
          </table:table-cell>
          <table:table-cell table:style-name="ce22" office:value-type="float" office:value="1.04569" calcext:value-type="float">
            <text:p>1.04569</text:p>
          </table:table-cell>
          <table:table-cell table:style-name="ce22" office:value-type="float" office:value="1.04546" calcext:value-type="float">
            <text:p>1.04546</text:p>
          </table:table-cell>
          <table:table-cell table:style-name="ce22" office:value-type="float" office:value="1.14416" calcext:value-type="float">
            <text:p>1.14416</text:p>
          </table:table-cell>
          <table:table-cell table:style-name="ce23" office:value-type="float" office:value="1.0415" calcext:value-type="float">
            <text:p>1.04150</text:p>
          </table:table-cell>
          <table:table-cell table:style-name="ce33"/>
          <table:table-cell table:style-name="ce22" office:value-type="float" office:value="1.11348" calcext:value-type="float">
            <text:p>1.11348</text:p>
          </table:table-cell>
          <table:table-cell table:style-name="ce23" office:value-type="float" office:value="1.0135" calcext:value-type="float">
            <text:p>1.01350</text:p>
          </table:table-cell>
          <table:table-cell table:formula="of:=[.L12]-[.M12]" office:value-type="float" office:value="0.09998" calcext:value-type="float">
            <text:p>0.09998</text:p>
          </table:table-cell>
          <table:table-cell/>
          <table:table-cell table:style-name="ce22" office:value-type="float" office:value="1.04569" calcext:value-type="float">
            <text:p>1.04569</text:p>
          </table:table-cell>
          <table:table-cell table:style-name="ce23" office:value-type="float" office:value="1.03556" calcext:value-type="float">
            <text:p>1.03556</text:p>
          </table:table-cell>
          <table:table-cell table:formula="of:= [.P12]-[.Q12]" office:value-type="float" office:value="0.01013" calcext:value-type="float">
            <text:p>0.01013</text:p>
          </table:table-cell>
          <table:table-cell/>
          <table:table-cell table:style-name="ce23" office:value-type="float" office:value="1.0415" calcext:value-type="float">
            <text:p>1.04150</text:p>
          </table:table-cell>
          <table:table-cell table:style-name="ce22" office:value-type="float" office:value="1.14416" calcext:value-type="float">
            <text:p>1.14416</text:p>
          </table:table-cell>
          <table:table-cell table:formula="of:= [.T12]-[.U12]" office:value-type="float" office:value="-0.10266" calcext:value-type="float">
            <text:p>-0.10266</text:p>
          </table:table-cell>
          <table:table-cell table:number-columns-repeated="1002"/>
        </table:table-row>
        <table:table-row table:style-name="ro4">
          <table:table-cell office:value-type="float" office:value="0.8" calcext:value-type="float">
            <text:p>0.8</text:p>
          </table:table-cell>
          <table:table-cell table:style-name="ce22" office:value-type="float" office:value="1.10725" calcext:value-type="float">
            <text:p>1.10725</text:p>
          </table:table-cell>
          <table:table-cell table:style-name="ce23" office:value-type="float" office:value="1.01384" calcext:value-type="float">
            <text:p>1.01384</text:p>
          </table:table-cell>
          <table:table-cell table:style-name="ce22" office:value-type="float" office:value="1.02188" calcext:value-type="float">
            <text:p>1.02188</text:p>
          </table:table-cell>
          <table:table-cell table:style-name="ce22" office:value-type="float" office:value="1.03577" calcext:value-type="float">
            <text:p>1.03577</text:p>
          </table:table-cell>
          <table:table-cell table:style-name="ce22" office:value-type="float" office:value="1.03439" calcext:value-type="float">
            <text:p>1.03439</text:p>
          </table:table-cell>
          <table:table-cell table:style-name="ce23" office:value-type="float" office:value="1.01696" calcext:value-type="float">
            <text:p>1.01696</text:p>
          </table:table-cell>
          <table:table-cell table:style-name="ce22" office:value-type="float" office:value="1.03711" calcext:value-type="float">
            <text:p>1.03711</text:p>
          </table:table-cell>
          <table:table-cell table:style-name="ce22" office:value-type="float" office:value="1.12951" calcext:value-type="float">
            <text:p>1.12951</text:p>
          </table:table-cell>
          <table:table-cell table:style-name="ce23" office:value-type="float" office:value="1.03565" calcext:value-type="float">
            <text:p>1.03565</text:p>
          </table:table-cell>
          <table:table-cell table:style-name="ce33"/>
          <table:table-cell table:style-name="ce22" office:value-type="float" office:value="1.02188" calcext:value-type="float">
            <text:p>1.02188</text:p>
          </table:table-cell>
          <table:table-cell table:style-name="ce23" office:value-type="float" office:value="1.01384" calcext:value-type="float">
            <text:p>1.01384</text:p>
          </table:table-cell>
          <table:table-cell table:formula="of:=[.L13]-[.M13]" office:value-type="float" office:value="0.00803999999999983" calcext:value-type="float">
            <text:p>0.00804</text:p>
          </table:table-cell>
          <table:table-cell/>
          <table:table-cell table:style-name="ce23" office:value-type="float" office:value="1.01696" calcext:value-type="float">
            <text:p>1.01696</text:p>
          </table:table-cell>
          <table:table-cell table:style-name="ce22" office:value-type="float" office:value="1.03439" calcext:value-type="float">
            <text:p>1.03439</text:p>
          </table:table-cell>
          <table:table-cell table:formula="of:= [.P13]-[.Q13]" office:value-type="float" office:value="-0.0174299999999998" calcext:value-type="float">
            <text:p>-0.01743</text:p>
          </table:table-cell>
          <table:table-cell/>
          <table:table-cell table:style-name="ce23" office:value-type="float" office:value="1.03565" calcext:value-type="float">
            <text:p>1.03565</text:p>
          </table:table-cell>
          <table:table-cell table:style-name="ce22" office:value-type="float" office:value="1.12951" calcext:value-type="float">
            <text:p>1.12951</text:p>
          </table:table-cell>
          <table:table-cell table:formula="of:= [.T13]-[.U13]" office:value-type="float" office:value="-0.09386" calcext:value-type="float">
            <text:p>-0.09386</text:p>
          </table:table-cell>
          <table:table-cell table:number-columns-repeated="1002"/>
        </table:table-row>
        <table:table-row table:style-name="ro4">
          <table:table-cell office:value-type="float" office:value="0.9" calcext:value-type="float">
            <text:p>0.9</text:p>
          </table:table-cell>
          <table:table-cell table:style-name="ce22" office:value-type="float" office:value="1.02134" calcext:value-type="float">
            <text:p>1.02134</text:p>
          </table:table-cell>
          <table:table-cell table:style-name="ce22" office:value-type="float" office:value="1.01315" calcext:value-type="float">
            <text:p>1.01315</text:p>
          </table:table-cell>
          <table:table-cell table:style-name="ce23" office:value-type="float" office:value="1.00646" calcext:value-type="float">
            <text:p>1.00646</text:p>
          </table:table-cell>
          <table:table-cell table:style-name="ce22" office:value-type="float" office:value="1.01364" calcext:value-type="float">
            <text:p>1.01364</text:p>
          </table:table-cell>
          <table:table-cell table:style-name="ce22" office:value-type="float" office:value="1.03285" calcext:value-type="float">
            <text:p>1.03285</text:p>
          </table:table-cell>
          <table:table-cell table:style-name="ce23" office:value-type="float" office:value="1.01029" calcext:value-type="float">
            <text:p>1.01029</text:p>
          </table:table-cell>
          <table:table-cell table:style-name="ce22" office:value-type="float" office:value="1.03434" calcext:value-type="float">
            <text:p>1.03434</text:p>
          </table:table-cell>
          <table:table-cell table:style-name="ce22" office:value-type="float" office:value="1.11631" calcext:value-type="float">
            <text:p>1.11631</text:p>
          </table:table-cell>
          <table:table-cell table:style-name="ce23" office:value-type="float" office:value="1.03416" calcext:value-type="float">
            <text:p>1.03416</text:p>
          </table:table-cell>
          <table:table-cell table:style-name="ce33"/>
          <table:table-cell table:style-name="ce23" office:value-type="float" office:value="1.00646" calcext:value-type="float">
            <text:p>1.00646</text:p>
          </table:table-cell>
          <table:table-cell table:style-name="ce22" office:value-type="float" office:value="1.01315" calcext:value-type="float">
            <text:p>1.01315</text:p>
          </table:table-cell>
          <table:table-cell table:formula="of:=[.L14]-[.M14]" office:value-type="float" office:value="-0.00669000000000009" calcext:value-type="float">
            <text:p>-0.00669</text:p>
          </table:table-cell>
          <table:table-cell/>
          <table:table-cell table:style-name="ce23" office:value-type="float" office:value="1.01029" calcext:value-type="float">
            <text:p>1.01029</text:p>
          </table:table-cell>
          <table:table-cell table:style-name="ce22" office:value-type="float" office:value="1.03285" calcext:value-type="float">
            <text:p>1.03285</text:p>
          </table:table-cell>
          <table:table-cell table:formula="of:= [.P14]-[.Q14]" office:value-type="float" office:value="-0.0225600000000001" calcext:value-type="float">
            <text:p>-0.02256</text:p>
          </table:table-cell>
          <table:table-cell/>
          <table:table-cell table:style-name="ce23" office:value-type="float" office:value="1.03416" calcext:value-type="float">
            <text:p>1.03416</text:p>
          </table:table-cell>
          <table:table-cell table:style-name="ce22" office:value-type="float" office:value="1.11631" calcext:value-type="float">
            <text:p>1.11631</text:p>
          </table:table-cell>
          <table:table-cell table:formula="of:= [.T14]-[.U14]" office:value-type="float" office:value="-0.0821499999999999" calcext:value-type="float">
            <text:p>-0.08215</text:p>
          </table:table-cell>
          <table:table-cell table:number-columns-repeated="100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float" office:value="1.0048" calcext:value-type="float">
            <text:p>1.00480</text:p>
          </table:table-cell>
          <table:table-cell table:style-name="ce22" office:value-type="float" office:value="1.01302" calcext:value-type="float">
            <text:p>1.01302</text:p>
          </table:table-cell>
          <table:table-cell table:style-name="ce23" office:value-type="float" office:value="1.0048" calcext:value-type="float">
            <text:p>1.00480</text:p>
          </table:table-cell>
          <table:table-cell table:style-name="ce23" office:value-type="float" office:value="1.00919" calcext:value-type="float">
            <text:p>1.00919</text:p>
          </table:table-cell>
          <table:table-cell table:style-name="ce22" office:value-type="float" office:value="1.03261" calcext:value-type="float">
            <text:p>1.03261</text:p>
          </table:table-cell>
          <table:table-cell table:style-name="ce23" office:value-type="float" office:value="1.00919" calcext:value-type="float">
            <text:p>1.00919</text:p>
          </table:table-cell>
          <table:table-cell table:style-name="ce23" office:value-type="float" office:value="1.03393" calcext:value-type="float">
            <text:p>1.03393</text:p>
          </table:table-cell>
          <table:table-cell table:style-name="ce22" office:value-type="float" office:value="1.10807" calcext:value-type="float">
            <text:p>1.10807</text:p>
          </table:table-cell>
          <table:table-cell table:style-name="ce23" office:value-type="float" office:value="1.03393" calcext:value-type="float">
            <text:p>1.03393</text:p>
          </table:table-cell>
          <table:table-cell table:style-name="ce33"/>
          <table:table-cell table:style-name="ce23" office:value-type="float" office:value="1.0048" calcext:value-type="float">
            <text:p>1.00480</text:p>
          </table:table-cell>
          <table:table-cell table:style-name="ce22" office:value-type="float" office:value="1.01302" calcext:value-type="float">
            <text:p>1.01302</text:p>
          </table:table-cell>
          <table:table-cell table:formula="of:=[.L15]-[.M15]" office:value-type="float" office:value="-0.00822000000000012" calcext:value-type="float">
            <text:p>-0.00822</text:p>
          </table:table-cell>
          <table:table-cell/>
          <table:table-cell table:style-name="ce23" office:value-type="float" office:value="1.00919" calcext:value-type="float">
            <text:p>1.00919</text:p>
          </table:table-cell>
          <table:table-cell table:style-name="ce22" office:value-type="float" office:value="1.03261" calcext:value-type="float">
            <text:p>1.03261</text:p>
          </table:table-cell>
          <table:table-cell table:formula="of:= [.P15]-[.Q15]" office:value-type="float" office:value="-0.02342" calcext:value-type="float">
            <text:p>-0.02342</text:p>
          </table:table-cell>
          <table:table-cell/>
          <table:table-cell table:style-name="ce23" office:value-type="float" office:value="1.03393" calcext:value-type="float">
            <text:p>1.03393</text:p>
          </table:table-cell>
          <table:table-cell table:style-name="ce22" office:value-type="float" office:value="1.10807" calcext:value-type="float">
            <text:p>1.10807</text:p>
          </table:table-cell>
          <table:table-cell table:formula="of:= [.T15]-[.U15]" office:value-type="float" office:value="-0.0741400000000001" calcext:value-type="float">
            <text:p>-0.07414</text:p>
          </table:table-cell>
          <table:table-cell table:number-columns-repeated="1002"/>
        </table:table-row>
        <table:table-row table:style-name="ro1">
          <table:table-cell table:style-name="ce20" table:number-columns-repeated="10"/>
          <table:table-cell table:style-name="ce33"/>
          <table:table-cell table:style-name="ce20"/>
          <table:table-cell/>
          <table:table-cell table:formula="of:=MAX([.N5:.N15] )" office:value-type="float" office:value="0.70272" calcext:value-type="float">
            <text:p>0.70272</text:p>
          </table:table-cell>
          <table:table-cell table:number-columns-repeated="3"/>
          <table:table-cell table:formula="of:=MAX([.R5:.R15])" office:value-type="float" office:value="0.31886" calcext:value-type="float">
            <text:p>0.31886</text:p>
          </table:table-cell>
          <table:table-cell table:number-columns-repeated="3"/>
          <table:table-cell table:formula="of:=MAX([.V5:.V15])" office:value-type="float" office:value="0.01919" calcext:value-type="float">
            <text:p>0.01919</text:p>
          </table:table-cell>
          <table:table-cell table:number-columns-repeated="1002"/>
        </table:table-row>
        <table:table-row table:style-name="ro1" table:number-rows-repeated="3">
          <table:table-cell table:style-name="ce20" table:number-columns-repeated="10"/>
          <table:table-cell table:style-name="ce33"/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N = 500</text:p>
          </table:table-cell>
          <table:table-cell table:style-name="ce20"/>
          <table:table-cell office:value-type="string" calcext:value-type="string">
            <text:p>W = 5000</text:p>
          </table:table-cell>
          <table:table-cell table:style-name="ce20" table:number-columns-repeated="2"/>
          <table:table-cell office:value-type="string" calcext:value-type="string">
            <text:p>W = 2500</text:p>
          </table:table-cell>
          <table:table-cell table:style-name="ce20" table:number-columns-repeated="2"/>
          <table:table-cell office:value-type="string" calcext:value-type="string">
            <text:p>W= 1250</text:p>
          </table:table-cell>
          <table:table-cell table:style-name="ce20"/>
          <table:table-cell table:style-name="ce33"/>
          <table:table-cell table:style-name="ce20" office:value-type="string" calcext:value-type="string">
            <text:p>N = 500</text:p>
          </table:table-cell>
          <table:table-cell table:number-columns-repeated="2" office:value-type="string" calcext:value-type="string">
            <text:p>N = 500</text:p>
          </table:table-cell>
          <table:table-cell table:number-columns-repeated="1010"/>
        </table:table-row>
        <table:table-row table:style-name="ro1">
          <table:table-cell table:style-name="ce20" table:number-columns-repeated="10"/>
          <table:table-cell table:style-name="ce33"/>
          <table:table-cell table:number-columns-repeated="3" table:style-name="ce20" office:value-type="string" calcext:value-type="string">
            <text:p>W=5000</text:p>
          </table:table-cell>
          <table:table-cell/>
          <table:table-cell office:value-type="string" calcext:value-type="string">
            <text:p>W = 2500</text:p>
          </table:table-cell>
          <table:table-cell table:number-columns-repeated="3"/>
          <table:table-cell office:value-type="string" calcext:value-type="string">
            <text:p>W = 12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33"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2" office:value-type="float" office:value="8.61813" calcext:value-type="float">
            <text:p>8.61813</text:p>
          </table:table-cell>
          <table:table-cell table:number-columns-repeated="3" table:style-name="ce22" office:value-type="float" office:value="4.32789" calcext:value-type="float">
            <text:p>4.32789</text:p>
          </table:table-cell>
          <table:table-cell table:number-columns-repeated="3" table:style-name="ce22" office:value-type="float" office:value="2.16858" calcext:value-type="float">
            <text:p>2.16858</text:p>
          </table:table-cell>
          <table:table-cell table:style-name="ce33"/>
          <table:table-cell table:number-columns-repeated="2" table:style-name="ce22" office:value-type="float" office:value="8.61813" calcext:value-type="float">
            <text:p>8.61813</text:p>
          </table:table-cell>
          <table:table-cell table:formula="of:=[.L23]-[.M23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4.32789" calcext:value-type="float">
            <text:p>4.32789</text:p>
          </table:table-cell>
          <table:table-cell table:formula="of:= [.P23]-[.Q23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2.16858" calcext:value-type="float">
            <text:p>2.16858</text:p>
          </table:table-cell>
          <table:table-cell table:formula="of:= [.T23]-[.U2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2" office:value-type="float" office:value="5.21367" calcext:value-type="float">
            <text:p>5.21367</text:p>
          </table:table-cell>
          <table:table-cell table:style-name="ce23" office:value-type="float" office:value="4.84177" calcext:value-type="float">
            <text:p>4.84177</text:p>
          </table:table-cell>
          <table:table-cell table:style-name="ce22" office:value-type="float" office:value="5.16085" calcext:value-type="float">
            <text:p>5.16085</text:p>
          </table:table-cell>
          <table:table-cell table:style-name="ce22" office:value-type="float" office:value="2.65934" calcext:value-type="float">
            <text:p>2.65934</text:p>
          </table:table-cell>
          <table:table-cell table:style-name="ce23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22" office:value-type="float" office:value="1.51486" calcext:value-type="float">
            <text:p>1.51486</text:p>
          </table:table-cell>
          <table:table-cell table:style-name="ce23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33"/>
          <table:table-cell table:style-name="ce22" office:value-type="float" office:value="5.16085" calcext:value-type="float">
            <text:p>5.16085</text:p>
          </table:table-cell>
          <table:table-cell table:style-name="ce23" office:value-type="float" office:value="4.84177" calcext:value-type="float">
            <text:p>4.84177</text:p>
          </table:table-cell>
          <table:table-cell table:formula="of:=[.L24]-[.M24]" office:value-type="float" office:value="0.31908" calcext:value-type="float">
            <text:p>0.31908</text:p>
          </table:table-cell>
          <table:table-cell/>
          <table:table-cell office:value-type="float" office:value="2.65679" calcext:value-type="float">
            <text:p>2.65679</text:p>
          </table:table-cell>
          <table:table-cell table:style-name="ce23" office:value-type="float" office:value="2.47735" calcext:value-type="float">
            <text:p>2.47735</text:p>
          </table:table-cell>
          <table:table-cell table:formula="of:= [.P24]-[.Q24]" office:value-type="float" office:value="0.17944" calcext:value-type="float">
            <text:p>0.17944</text:p>
          </table:table-cell>
          <table:table-cell/>
          <table:table-cell office:value-type="float" office:value="1.51486" calcext:value-type="float">
            <text:p>1.51486</text:p>
          </table:table-cell>
          <table:table-cell table:style-name="ce23" office:value-type="float" office:value="1.47896" calcext:value-type="float">
            <text:p>1.47896</text:p>
          </table:table-cell>
          <table:table-cell table:formula="of:= [.T24]-[.U24]" office:value-type="float" office:value="0.0359" calcext:value-type="float">
            <text:p>0.0359</text:p>
          </table:table-cell>
          <table:table-cell table:number-columns-repeated="100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2" office:value-type="float" office:value="4.03055" calcext:value-type="float">
            <text:p>4.03055</text:p>
          </table:table-cell>
          <table:table-cell table:style-name="ce23" office:value-type="float" office:value="3.45946" calcext:value-type="float">
            <text:p>3.45946</text:p>
          </table:table-cell>
          <table:table-cell table:style-name="ce22" office:value-type="float" office:value="3.97645" calcext:value-type="float">
            <text:p>3.97645</text:p>
          </table:table-cell>
          <table:table-cell table:style-name="ce22" office:value-type="float" office:value="2.12099" calcext:value-type="float">
            <text:p>2.12099</text:p>
          </table:table-cell>
          <table:table-cell table:style-name="ce23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22" office:value-type="float" office:value="1.32613" calcext:value-type="float">
            <text:p>1.32613</text:p>
          </table:table-cell>
          <table:table-cell table:style-name="ce23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33"/>
          <table:table-cell table:style-name="ce22" office:value-type="float" office:value="3.97645" calcext:value-type="float">
            <text:p>3.97645</text:p>
          </table:table-cell>
          <table:table-cell table:style-name="ce23" office:value-type="float" office:value="3.45946" calcext:value-type="float">
            <text:p>3.45946</text:p>
          </table:table-cell>
          <table:table-cell table:formula="of:=[.L25]-[.M25]" office:value-type="float" office:value="0.51699" calcext:value-type="float">
            <text:p>0.51699</text:p>
          </table:table-cell>
          <table:table-cell/>
          <table:table-cell office:value-type="float" office:value="2.11788" calcext:value-type="float">
            <text:p>2.11788</text:p>
          </table:table-cell>
          <table:table-cell table:style-name="ce23" office:value-type="float" office:value="1.84737" calcext:value-type="float">
            <text:p>1.84737</text:p>
          </table:table-cell>
          <table:table-cell table:formula="of:= [.P25]-[.Q25]" office:value-type="float" office:value="0.27051" calcext:value-type="float">
            <text:p>0.27051</text:p>
          </table:table-cell>
          <table:table-cell/>
          <table:table-cell office:value-type="float" office:value="1.3261" calcext:value-type="float">
            <text:p>1.3261</text:p>
          </table:table-cell>
          <table:table-cell table:style-name="ce23" office:value-type="float" office:value="1.31781" calcext:value-type="float">
            <text:p>1.31781</text:p>
          </table:table-cell>
          <table:table-cell table:formula="of:= [.T25]-[.U25]" office:value-type="float" office:value="0.00828999999999991" calcext:value-type="float">
            <text:p>0.00829</text:p>
          </table:table-cell>
          <table:table-cell table:number-columns-repeated="100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22" office:value-type="float" office:value="3.11091" calcext:value-type="float">
            <text:p>3.11091</text:p>
          </table:table-cell>
          <table:table-cell table:style-name="ce23" office:value-type="float" office:value="2.34803" calcext:value-type="float">
            <text:p>2.34803</text:p>
          </table:table-cell>
          <table:table-cell table:style-name="ce22" office:value-type="float" office:value="3.03816" calcext:value-type="float">
            <text:p>3.03816</text:p>
          </table:table-cell>
          <table:table-cell table:style-name="ce22" office:value-type="float" office:value="1.72955" calcext:value-type="float">
            <text:p>1.72955</text:p>
          </table:table-cell>
          <table:table-cell table:style-name="ce23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22" office:value-type="float" office:value="1.19451" calcext:value-type="float">
            <text:p>1.19451</text:p>
          </table:table-cell>
          <table:table-cell table:style-name="ce22" office:value-type="float" office:value="1.22922" calcext:value-type="float">
            <text:p>1.22922</text:p>
          </table:table-cell>
          <table:table-cell table:style-name="ce31" office:value-type="float" office:value="1.19381" calcext:value-type="float">
            <text:p>1.19381</text:p>
          </table:table-cell>
          <table:table-cell table:style-name="ce33"/>
          <table:table-cell table:style-name="ce22" office:value-type="float" office:value="3.03816" calcext:value-type="float">
            <text:p>3.03816</text:p>
          </table:table-cell>
          <table:table-cell table:style-name="ce23" office:value-type="float" office:value="2.34803" calcext:value-type="float">
            <text:p>2.34803</text:p>
          </table:table-cell>
          <table:table-cell table:formula="of:=[.L26]-[.M26]" office:value-type="float" office:value="0.69013" calcext:value-type="float">
            <text:p>0.69013</text:p>
          </table:table-cell>
          <table:table-cell/>
          <table:table-cell office:value-type="float" office:value="1.70772" calcext:value-type="float">
            <text:p>1.70772</text:p>
          </table:table-cell>
          <table:table-cell table:style-name="ce23" office:value-type="float" office:value="1.39676" calcext:value-type="float">
            <text:p>1.39676</text:p>
          </table:table-cell>
          <table:table-cell table:formula="of:= [.P26]-[.Q26]" office:value-type="float" office:value="0.31096" calcext:value-type="float">
            <text:p>0.31096</text:p>
          </table:table-cell>
          <table:table-cell/>
          <table:table-cell table:style-name="ce31" office:value-type="float" office:value="1.19381" calcext:value-type="float">
            <text:p>1.19381</text:p>
          </table:table-cell>
          <table:table-cell table:style-name="ce22" office:value-type="float" office:value="1.22922" calcext:value-type="float">
            <text:p>1.22922</text:p>
          </table:table-cell>
          <table:table-cell table:formula="of:= [.T26]-[.U26]" office:value-type="float" office:value="-0.0354099999999999" calcext:value-type="float">
            <text:p>-0.03541</text:p>
          </table:table-cell>
          <table:table-cell table:number-columns-repeated="100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2" office:value-type="float" office:value="2.43605" calcext:value-type="float">
            <text:p>2.43605</text:p>
          </table:table-cell>
          <table:table-cell table:style-name="ce23" office:value-type="float" office:value="1.52907" calcext:value-type="float">
            <text:p>1.52907</text:p>
          </table:table-cell>
          <table:table-cell table:style-name="ce24" office:value-type="float" office:value="2.29713" calcext:value-type="float">
            <text:p>2.29713</text:p>
          </table:table-cell>
          <table:table-cell table:style-name="ce22" office:value-type="float" office:value="1.45976" calcext:value-type="float">
            <text:p>1.45976</text:p>
          </table:table-cell>
          <table:table-cell table:style-name="ce23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22" office:value-type="float" office:value="1.11037" calcext:value-type="float">
            <text:p>1.11037</text:p>
          </table:table-cell>
          <table:table-cell table:style-name="ce22" office:value-type="float" office:value="1.18065" calcext:value-type="float">
            <text:p>1.18065</text:p>
          </table:table-cell>
          <table:table-cell table:style-name="ce31" office:value-type="float" office:value="1.10819" calcext:value-type="float">
            <text:p>1.10819</text:p>
          </table:table-cell>
          <table:table-cell table:style-name="ce33"/>
          <table:table-cell table:style-name="ce24" office:value-type="float" office:value="2.29713" calcext:value-type="float">
            <text:p>2.29713</text:p>
          </table:table-cell>
          <table:table-cell table:style-name="ce23" office:value-type="float" office:value="1.52907" calcext:value-type="float">
            <text:p>1.52907</text:p>
          </table:table-cell>
          <table:table-cell table:formula="of:=[.L27]-[.M27]" office:value-type="float" office:value="0.76806" calcext:value-type="float">
            <text:p>0.76806</text:p>
          </table:table-cell>
          <table:table-cell/>
          <table:table-cell office:value-type="float" office:value="1.40951" calcext:value-type="float">
            <text:p>1.40951</text:p>
          </table:table-cell>
          <table:table-cell table:style-name="ce23" office:value-type="float" office:value="1.12798" calcext:value-type="float">
            <text:p>1.12798</text:p>
          </table:table-cell>
          <table:table-cell table:formula="of:= [.P27]-[.Q27]" office:value-type="float" office:value="0.28153" calcext:value-type="float">
            <text:p>0.28153</text:p>
          </table:table-cell>
          <table:table-cell/>
          <table:table-cell table:style-name="ce31" office:value-type="float" office:value="1.10819" calcext:value-type="float">
            <text:p>1.10819</text:p>
          </table:table-cell>
          <table:table-cell table:style-name="ce22" office:value-type="float" office:value="1.18065" calcext:value-type="float">
            <text:p>1.18065</text:p>
          </table:table-cell>
          <table:table-cell table:formula="of:= [.T27]-[.U27]" office:value-type="float" office:value="-0.07246" calcext:value-type="float">
            <text:p>-0.07246</text:p>
          </table:table-cell>
          <table:table-cell table:number-columns-repeated="100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2" office:value-type="float" office:value="1.91057" calcext:value-type="float">
            <text:p>1.91057</text:p>
          </table:table-cell>
          <table:table-cell table:style-name="ce23" office:value-type="float" office:value="1.0413" calcext:value-type="float">
            <text:p>1.04130</text:p>
          </table:table-cell>
          <table:table-cell table:style-name="ce22" office:value-type="float" office:value="1.69129" calcext:value-type="float">
            <text:p>1.69129</text:p>
          </table:table-cell>
          <table:table-cell table:style-name="ce22" office:value-type="float" office:value="1.26343" calcext:value-type="float">
            <text:p>1.26343</text:p>
          </table:table-cell>
          <table:table-cell table:style-name="ce23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22" office:value-type="float" office:value="1.05771" calcext:value-type="float">
            <text:p>1.05771</text:p>
          </table:table-cell>
          <table:table-cell table:style-name="ce22" office:value-type="float" office:value="1.15415" calcext:value-type="float">
            <text:p>1.15415</text:p>
          </table:table-cell>
          <table:table-cell table:style-name="ce31" office:value-type="float" office:value="1.05319" calcext:value-type="float">
            <text:p>1.05319</text:p>
          </table:table-cell>
          <table:table-cell table:style-name="ce33"/>
          <table:table-cell table:style-name="ce22" office:value-type="float" office:value="1.69129" calcext:value-type="float">
            <text:p>1.69129</text:p>
          </table:table-cell>
          <table:table-cell table:style-name="ce23" office:value-type="float" office:value="1.0413" calcext:value-type="float">
            <text:p>1.04130</text:p>
          </table:table-cell>
          <table:table-cell table:formula="of:=[.L28]-[.M28]" office:value-type="float" office:value="0.64999" calcext:value-type="float">
            <text:p>0.64999</text:p>
          </table:table-cell>
          <table:table-cell/>
          <table:table-cell office:value-type="float" office:value="1.19575" calcext:value-type="float">
            <text:p>1.19575</text:p>
          </table:table-cell>
          <table:table-cell table:style-name="ce23" office:value-type="float" office:value="1.03341" calcext:value-type="float">
            <text:p>1.03341</text:p>
          </table:table-cell>
          <table:table-cell table:formula="of:= [.P28]-[.Q28]" office:value-type="float" office:value="0.16234" calcext:value-type="float">
            <text:p>0.16234</text:p>
          </table:table-cell>
          <table:table-cell/>
          <table:table-cell table:style-name="ce31" office:value-type="float" office:value="1.05319" calcext:value-type="float">
            <text:p>1.05319</text:p>
          </table:table-cell>
          <table:table-cell table:style-name="ce22" office:value-type="float" office:value="1.15415" calcext:value-type="float">
            <text:p>1.15415</text:p>
          </table:table-cell>
          <table:table-cell table:formula="of:= [.T28]-[.U28]" office:value-type="float" office:value="-0.10096" calcext:value-type="float">
            <text:p>-0.10096</text:p>
          </table:table-cell>
          <table:table-cell table:number-columns-repeated="100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2" office:value-type="float" office:value="1.49086" calcext:value-type="float">
            <text:p>1.49086</text:p>
          </table:table-cell>
          <table:table-cell table:style-name="ce23" office:value-type="float" office:value="1.01263" calcext:value-type="float">
            <text:p>1.01263</text:p>
          </table:table-cell>
          <table:table-cell table:style-name="ce22" office:value-type="float" office:value="1.24645" calcext:value-type="float">
            <text:p>1.24645</text:p>
          </table:table-cell>
          <table:table-cell table:style-name="ce22" office:value-type="float" office:value="1.12448" calcext:value-type="float">
            <text:p>1.12448</text:p>
          </table:table-cell>
          <table:table-cell table:style-name="ce23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22" office:value-type="float" office:value="1.02932" calcext:value-type="float">
            <text:p>1.02932</text:p>
          </table:table-cell>
          <table:table-cell table:style-name="ce22" office:value-type="float" office:value="1.1347" calcext:value-type="float">
            <text:p>1.13470</text:p>
          </table:table-cell>
          <table:table-cell table:style-name="ce31" office:value-type="float" office:value="1.02398" calcext:value-type="float">
            <text:p>1.02398</text:p>
          </table:table-cell>
          <table:table-cell table:style-name="ce33"/>
          <table:table-cell table:style-name="ce22" office:value-type="float" office:value="1.24645" calcext:value-type="float">
            <text:p>1.24645</text:p>
          </table:table-cell>
          <table:table-cell table:style-name="ce23" office:value-type="float" office:value="1.01263" calcext:value-type="float">
            <text:p>1.01263</text:p>
          </table:table-cell>
          <table:table-cell table:formula="of:=[.L29]-[.M29]" office:value-type="float" office:value="0.23382" calcext:value-type="float">
            <text:p>0.23382</text:p>
          </table:table-cell>
          <table:table-cell/>
          <table:table-cell office:value-type="float" office:value="1.06874" calcext:value-type="float">
            <text:p>1.06874</text:p>
          </table:table-cell>
          <table:table-cell table:style-name="ce23" office:value-type="float" office:value="1.02957" calcext:value-type="float">
            <text:p>1.02957</text:p>
          </table:table-cell>
          <table:table-cell table:formula="of:= [.P29]-[.Q29]" office:value-type="float" office:value="0.0391699999999999" calcext:value-type="float">
            <text:p>0.03917</text:p>
          </table:table-cell>
          <table:table-cell/>
          <table:table-cell table:style-name="ce31" office:value-type="float" office:value="1.02398" calcext:value-type="float">
            <text:p>1.02398</text:p>
          </table:table-cell>
          <table:table-cell table:style-name="ce22" office:value-type="float" office:value="1.1347" calcext:value-type="float">
            <text:p>1.13470</text:p>
          </table:table-cell>
          <table:table-cell table:formula="of:= [.T29]-[.U29]" office:value-type="float" office:value="-0.11072" calcext:value-type="float">
            <text:p>-0.11072</text:p>
          </table:table-cell>
          <table:table-cell table:number-columns-repeated="100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2" office:value-type="float" office:value="1.19571" calcext:value-type="float">
            <text:p>1.19571</text:p>
          </table:table-cell>
          <table:table-cell table:style-name="ce23" office:value-type="float" office:value="1.01257" calcext:value-type="float">
            <text:p>1.01257</text:p>
          </table:table-cell>
          <table:table-cell table:style-name="ce22" office:value-type="float" office:value="1.04468" calcext:value-type="float">
            <text:p>1.04468</text:p>
          </table:table-cell>
          <table:table-cell table:style-name="ce22" office:value-type="float" office:value="1.04933" calcext:value-type="float">
            <text:p>1.04933</text:p>
          </table:table-cell>
          <table:table-cell table:style-name="ce22" office:value-type="float" office:value="1.02774" calcext:value-type="float">
            <text:p>1.02774</text:p>
          </table:table-cell>
          <table:table-cell table:style-name="ce31" office:value-type="float" office:value="1.01918" calcext:value-type="float">
            <text:p>1.01918</text:p>
          </table:table-cell>
          <table:table-cell table:style-name="ce22" office:value-type="float" office:value="1.01741" calcext:value-type="float">
            <text:p>1.01741</text:p>
          </table:table-cell>
          <table:table-cell table:style-name="ce22" office:value-type="float" office:value="1.11368" calcext:value-type="float">
            <text:p>1.11368</text:p>
          </table:table-cell>
          <table:table-cell table:style-name="ce31" office:value-type="float" office:value="1.01444" calcext:value-type="float">
            <text:p>1.01444</text:p>
          </table:table-cell>
          <table:table-cell table:style-name="ce33"/>
          <table:table-cell table:style-name="ce22" office:value-type="float" office:value="1.04468" calcext:value-type="float">
            <text:p>1.04468</text:p>
          </table:table-cell>
          <table:table-cell table:style-name="ce23" office:value-type="float" office:value="1.01257" calcext:value-type="float">
            <text:p>1.01257</text:p>
          </table:table-cell>
          <table:table-cell table:formula="of:=[.L30]-[.M30]" office:value-type="float" office:value="0.0321100000000001" calcext:value-type="float">
            <text:p>0.03211</text:p>
          </table:table-cell>
          <table:table-cell/>
          <table:table-cell table:style-name="ce31" office:value-type="float" office:value="1.01918" calcext:value-type="float">
            <text:p>1.01918</text:p>
          </table:table-cell>
          <table:table-cell table:style-name="ce22" office:value-type="float" office:value="1.02774" calcext:value-type="float">
            <text:p>1.02774</text:p>
          </table:table-cell>
          <table:table-cell table:formula="of:= [.P30]-[.Q30]" office:value-type="float" office:value="-0.00856000000000012" calcext:value-type="float">
            <text:p>-0.00856</text:p>
          </table:table-cell>
          <table:table-cell/>
          <table:table-cell table:style-name="ce31" office:value-type="float" office:value="1.01444" calcext:value-type="float">
            <text:p>1.01444</text:p>
          </table:table-cell>
          <table:table-cell table:style-name="ce22" office:value-type="float" office:value="1.11368" calcext:value-type="float">
            <text:p>1.11368</text:p>
          </table:table-cell>
          <table:table-cell table:formula="of:= [.T30]-[.U30]" office:value-type="float" office:value="-0.09924" calcext:value-type="float">
            <text:p>-0.09924</text:p>
          </table:table-cell>
          <table:table-cell table:number-columns-repeated="100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2" office:value-type="float" office:value="1.04977" calcext:value-type="float">
            <text:p>1.04977</text:p>
          </table:table-cell>
          <table:table-cell table:style-name="ce22" office:value-type="float" office:value="1.01203" calcext:value-type="float">
            <text:p>1.01203</text:p>
          </table:table-cell>
          <table:table-cell table:style-name="ce23" office:value-type="float" office:value="1.00815" calcext:value-type="float">
            <text:p>1.00815</text:p>
          </table:table-cell>
          <table:table-cell table:style-name="ce22" office:value-type="float" office:value="1.01595" calcext:value-type="float">
            <text:p>1.01595</text:p>
          </table:table-cell>
          <table:table-cell table:style-name="ce22" office:value-type="float" office:value="1.02661" calcext:value-type="float">
            <text:p>1.02661</text:p>
          </table:table-cell>
          <table:table-cell table:style-name="ce31" office:value-type="float" office:value="1.0079" calcext:value-type="float">
            <text:p>1.0079</text:p>
          </table:table-cell>
          <table:table-cell table:style-name="ce22" office:value-type="float" office:value="1.01297" calcext:value-type="float">
            <text:p>1.01297</text:p>
          </table:table-cell>
          <table:table-cell table:style-name="ce22" office:value-type="float" office:value="1.09136" calcext:value-type="float">
            <text:p>1.09136</text:p>
          </table:table-cell>
          <table:table-cell table:style-name="ce31" office:value-type="float" office:value="1.01197" calcext:value-type="float">
            <text:p>1.01197</text:p>
          </table:table-cell>
          <table:table-cell table:style-name="ce33"/>
          <table:table-cell table:style-name="ce23" office:value-type="float" office:value="1.00815" calcext:value-type="float">
            <text:p>1.00815</text:p>
          </table:table-cell>
          <table:table-cell table:style-name="ce22" office:value-type="float" office:value="1.01203" calcext:value-type="float">
            <text:p>1.01203</text:p>
          </table:table-cell>
          <table:table-cell table:formula="of:=[.L31]-[.M31]" office:value-type="float" office:value="-0.00387999999999988" calcext:value-type="float">
            <text:p>-0.00388</text:p>
          </table:table-cell>
          <table:table-cell/>
          <table:table-cell table:style-name="ce31" office:value-type="float" office:value="1.0079" calcext:value-type="float">
            <text:p>1.0079</text:p>
          </table:table-cell>
          <table:table-cell table:style-name="ce22" office:value-type="float" office:value="1.02661" calcext:value-type="float">
            <text:p>1.02661</text:p>
          </table:table-cell>
          <table:table-cell table:formula="of:= [.P31]-[.Q31]" office:value-type="float" office:value="-0.01871" calcext:value-type="float">
            <text:p>-0.01871</text:p>
          </table:table-cell>
          <table:table-cell/>
          <table:table-cell table:style-name="ce31" office:value-type="float" office:value="1.01197" calcext:value-type="float">
            <text:p>1.01197</text:p>
          </table:table-cell>
          <table:table-cell table:style-name="ce22" office:value-type="float" office:value="1.09136" calcext:value-type="float">
            <text:p>1.09136</text:p>
          </table:table-cell>
          <table:table-cell table:formula="of:= [.T31]-[.U31]" office:value-type="float" office:value="-0.0793900000000001" calcext:value-type="float">
            <text:p>-0.07939</text:p>
          </table:table-cell>
          <table:table-cell table:number-columns-repeated="100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2" office:value-type="float" office:value="1.00929" calcext:value-type="float">
            <text:p>1.00929</text:p>
          </table:table-cell>
          <table:table-cell table:style-name="ce22" office:value-type="float" office:value="1.01197" calcext:value-type="float">
            <text:p>1.01197</text:p>
          </table:table-cell>
          <table:table-cell table:style-name="ce23" office:value-type="float" office:value="1.00463" calcext:value-type="float">
            <text:p>1.00463</text:p>
          </table:table-cell>
          <table:table-cell table:style-name="ce22" office:value-type="float" office:value="1.00734" calcext:value-type="float">
            <text:p>1.00734</text:p>
          </table:table-cell>
          <table:table-cell table:style-name="ce22" office:value-type="float" office:value="1.02586" calcext:value-type="float">
            <text:p>1.02586</text:p>
          </table:table-cell>
          <table:table-cell table:style-name="ce31" office:value-type="float" office:value="1.00641" calcext:value-type="float">
            <text:p>1.00641</text:p>
          </table:table-cell>
          <table:table-cell table:style-name="ce22" office:value-type="float" office:value="1.01159" calcext:value-type="float">
            <text:p>1.01159</text:p>
          </table:table-cell>
          <table:table-cell table:style-name="ce22" office:value-type="float" office:value="1.07283" calcext:value-type="float">
            <text:p>1.07283</text:p>
          </table:table-cell>
          <table:table-cell table:style-name="ce31" office:value-type="float" office:value="1.01139" calcext:value-type="float">
            <text:p>1.01139</text:p>
          </table:table-cell>
          <table:table-cell table:style-name="ce33"/>
          <table:table-cell table:style-name="ce23" office:value-type="float" office:value="1.00463" calcext:value-type="float">
            <text:p>1.00463</text:p>
          </table:table-cell>
          <table:table-cell table:style-name="ce22" office:value-type="float" office:value="1.01197" calcext:value-type="float">
            <text:p>1.01197</text:p>
          </table:table-cell>
          <table:table-cell table:formula="of:=[.L32]-[.M32]" office:value-type="float" office:value="-0.00734000000000012" calcext:value-type="float">
            <text:p>-0.00734</text:p>
          </table:table-cell>
          <table:table-cell/>
          <table:table-cell table:style-name="ce31" office:value-type="float" office:value="1.00641" calcext:value-type="float">
            <text:p>1.00641</text:p>
          </table:table-cell>
          <table:table-cell table:style-name="ce22" office:value-type="float" office:value="1.02586" calcext:value-type="float">
            <text:p>1.02586</text:p>
          </table:table-cell>
          <table:table-cell table:formula="of:= [.P32]-[.Q32]" office:value-type="float" office:value="-0.01945" calcext:value-type="float">
            <text:p>-0.01945</text:p>
          </table:table-cell>
          <table:table-cell/>
          <table:table-cell table:style-name="ce31" office:value-type="float" office:value="1.01139" calcext:value-type="float">
            <text:p>1.01139</text:p>
          </table:table-cell>
          <table:table-cell table:style-name="ce22" office:value-type="float" office:value="1.07283" calcext:value-type="float">
            <text:p>1.07283</text:p>
          </table:table-cell>
          <table:table-cell table:formula="of:= [.T32]-[.U32]" office:value-type="float" office:value="-0.0614399999999999" calcext:value-type="float">
            <text:p>-0.06144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float" office:value="1.00423" calcext:value-type="float">
            <text:p>1.00423</text:p>
          </table:table-cell>
          <table:table-cell table:style-name="ce22" office:value-type="float" office:value="1.01171" calcext:value-type="float">
            <text:p>1.01171</text:p>
          </table:table-cell>
          <table:table-cell table:style-name="ce23" office:value-type="float" office:value="1.00423" calcext:value-type="float">
            <text:p>1.00423</text:p>
          </table:table-cell>
          <table:table-cell table:style-name="ce23" office:value-type="float" office:value="1.00626" calcext:value-type="float">
            <text:p>1.00626</text:p>
          </table:table-cell>
          <table:table-cell table:style-name="ce22" office:value-type="float" office:value="1.02561" calcext:value-type="float">
            <text:p>1.02561</text:p>
          </table:table-cell>
          <table:table-cell table:style-name="ce31" office:value-type="float" office:value="1.00626" calcext:value-type="float">
            <text:p>1.00626</text:p>
          </table:table-cell>
          <table:table-cell table:style-name="ce23" office:value-type="float" office:value="1.0113" calcext:value-type="float">
            <text:p>1.01130</text:p>
          </table:table-cell>
          <table:table-cell table:style-name="ce22" office:value-type="float" office:value="1.06549" calcext:value-type="float">
            <text:p>1.06549</text:p>
          </table:table-cell>
          <table:table-cell table:style-name="ce31" office:value-type="float" office:value="1.0113" calcext:value-type="float">
            <text:p>1.0113</text:p>
          </table:table-cell>
          <table:table-cell table:style-name="ce33"/>
          <table:table-cell table:style-name="ce23" office:value-type="float" office:value="1.00423" calcext:value-type="float">
            <text:p>1.00423</text:p>
          </table:table-cell>
          <table:table-cell table:style-name="ce22" office:value-type="float" office:value="1.01171" calcext:value-type="float">
            <text:p>1.01171</text:p>
          </table:table-cell>
          <table:table-cell table:formula="of:=[.L33]-[.M33]" office:value-type="float" office:value="-0.00748000000000015" calcext:value-type="float">
            <text:p>-0.00748</text:p>
          </table:table-cell>
          <table:table-cell/>
          <table:table-cell table:style-name="ce31" office:value-type="float" office:value="1.00626" calcext:value-type="float">
            <text:p>1.00626</text:p>
          </table:table-cell>
          <table:table-cell table:style-name="ce22" office:value-type="float" office:value="1.02561" calcext:value-type="float">
            <text:p>1.02561</text:p>
          </table:table-cell>
          <table:table-cell table:formula="of:= [.P33]-[.Q33]" office:value-type="float" office:value="-0.01935" calcext:value-type="float">
            <text:p>-0.01935</text:p>
          </table:table-cell>
          <table:table-cell/>
          <table:table-cell table:style-name="ce31" office:value-type="float" office:value="1.0113" calcext:value-type="float">
            <text:p>1.0113</text:p>
          </table:table-cell>
          <table:table-cell table:style-name="ce22" office:value-type="float" office:value="1.06549" calcext:value-type="float">
            <text:p>1.06549</text:p>
          </table:table-cell>
          <table:table-cell table:formula="of:= [.T33]-[.U33]" office:value-type="float" office:value="-0.05419" calcext:value-type="float">
            <text:p>-0.05419</text:p>
          </table:table-cell>
          <table:table-cell table:number-columns-repeated="1002"/>
        </table:table-row>
        <table:table-row table:style-name="ro1">
          <table:table-cell table:style-name="ce20" table:number-columns-repeated="10"/>
          <table:table-cell table:style-name="ce33"/>
          <table:table-cell table:style-name="ce20"/>
          <table:table-cell/>
          <table:table-cell table:formula="of:=MAX([.N23:.N33])" office:value-type="float" office:value="0.76806" calcext:value-type="float">
            <text:p>0.76806</text:p>
          </table:table-cell>
          <table:table-cell table:number-columns-repeated="3"/>
          <table:table-cell table:formula="of:=MAX([.R23:.R33])" office:value-type="float" office:value="0.31096" calcext:value-type="float">
            <text:p>0.31096</text:p>
          </table:table-cell>
          <table:table-cell table:number-columns-repeated="3"/>
          <table:table-cell table:formula="of:=MAX([.V23:.V33])" office:value-type="float" office:value="0.0359" calcext:value-type="float">
            <text:p>0.0359</text:p>
          </table:table-cell>
          <table:table-cell table:number-columns-repeated="1002"/>
        </table:table-row>
        <table:table-row table:style-name="ro1" table:number-rows-repeated="3">
          <table:table-cell table:style-name="ce20" table:number-columns-repeated="10"/>
          <table:table-cell table:style-name="ce33"/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N = 1000</text:p>
          </table:table-cell>
          <table:table-cell table:style-name="ce20"/>
          <table:table-cell office:value-type="string" calcext:value-type="string">
            <text:p>W = 5000</text:p>
          </table:table-cell>
          <table:table-cell table:style-name="ce20" table:number-columns-repeated="2"/>
          <table:table-cell office:value-type="string" calcext:value-type="string">
            <text:p>W = 2500</text:p>
          </table:table-cell>
          <table:table-cell table:style-name="ce20" table:number-columns-repeated="2"/>
          <table:table-cell office:value-type="string" calcext:value-type="string">
            <text:p>W = 1250</text:p>
          </table:table-cell>
          <table:table-cell table:style-name="ce20"/>
          <table:table-cell table:style-name="ce33"/>
          <table:table-cell table:style-name="ce20" office:value-type="string" calcext:value-type="string">
            <text:p>N = 1000</text:p>
          </table:table-cell>
          <table:table-cell table:number-columns-repeated="2" office:value-type="string" calcext:value-type="string">
            <text:p>N = 1000</text:p>
          </table:table-cell>
          <table:table-cell table:number-columns-repeated="1010"/>
        </table:table-row>
        <table:table-row table:style-name="ro1">
          <table:table-cell table:style-name="ce20" table:number-columns-repeated="10"/>
          <table:table-cell table:style-name="ce33"/>
          <table:table-cell table:number-columns-repeated="3" table:style-name="ce20" office:value-type="string" calcext:value-type="string">
            <text:p>W=5000</text:p>
          </table:table-cell>
          <table:table-cell/>
          <table:table-cell office:value-type="string" calcext:value-type="string">
            <text:p>W = 2500</text:p>
          </table:table-cell>
          <table:table-cell table:number-columns-repeated="3"/>
          <table:table-cell office:value-type="string" calcext:value-type="string">
            <text:p>W = 12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33"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MFFD+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2" office:value-type="float" office:value="8.65711" calcext:value-type="float">
            <text:p>8.65711</text:p>
          </table:table-cell>
          <table:table-cell table:number-columns-repeated="3" table:style-name="ce22" office:value-type="float" office:value="4.33803" calcext:value-type="float">
            <text:p>4.33803</text:p>
          </table:table-cell>
          <table:table-cell table:number-columns-repeated="3" table:style-name="ce22" office:value-type="float" office:value="2.17138" calcext:value-type="float">
            <text:p>2.17138</text:p>
          </table:table-cell>
          <table:table-cell table:style-name="ce33"/>
          <table:table-cell table:number-columns-repeated="2" table:style-name="ce22" office:value-type="float" office:value="8.65711" calcext:value-type="float">
            <text:p>8.65711</text:p>
          </table:table-cell>
          <table:table-cell table:formula="of:=[.L41]-[.M41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4.33803" calcext:value-type="float">
            <text:p>4.33803</text:p>
          </table:table-cell>
          <table:table-cell table:formula="of:= [.P41]-[.Q41]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2.17138" calcext:value-type="float">
            <text:p>2.17138</text:p>
          </table:table-cell>
          <table:table-cell table:formula="of:= [.T41]-[.U4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2" office:value-type="float" office:value="5.17263" calcext:value-type="float">
            <text:p>5.17263</text:p>
          </table:table-cell>
          <table:table-cell table:style-name="ce23" office:value-type="float" office:value="4.84248" calcext:value-type="float">
            <text:p>4.84248</text:p>
          </table:table-cell>
          <table:table-cell table:style-name="ce22" office:value-type="float" office:value="5.14027" calcext:value-type="float">
            <text:p>5.14027</text:p>
          </table:table-cell>
          <table:table-cell table:style-name="ce22" office:value-type="float" office:value="2.63606" calcext:value-type="float">
            <text:p>2.63606</text:p>
          </table:table-cell>
          <table:table-cell table:style-name="ce23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22" office:value-type="float" office:value="1.51056" calcext:value-type="float">
            <text:p>1.51056</text:p>
          </table:table-cell>
          <table:table-cell table:style-name="ce23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33"/>
          <table:table-cell table:style-name="ce22" office:value-type="float" office:value="5.14027" calcext:value-type="float">
            <text:p>5.14027</text:p>
          </table:table-cell>
          <table:table-cell table:style-name="ce23" office:value-type="float" office:value="4.84248" calcext:value-type="float">
            <text:p>4.84248</text:p>
          </table:table-cell>
          <table:table-cell table:formula="of:=[.L42]-[.M42]" office:value-type="float" office:value="0.29779" calcext:value-type="float">
            <text:p>0.29779</text:p>
          </table:table-cell>
          <table:table-cell/>
          <table:table-cell office:value-type="float" office:value="2.64271" calcext:value-type="float">
            <text:p>2.64271</text:p>
          </table:table-cell>
          <table:table-cell table:style-name="ce23" office:value-type="float" office:value="2.48111" calcext:value-type="float">
            <text:p>2.48111</text:p>
          </table:table-cell>
          <table:table-cell table:formula="of:= [.P42]-[.Q42]" office:value-type="float" office:value="0.1616" calcext:value-type="float">
            <text:p>0.1616</text:p>
          </table:table-cell>
          <table:table-cell/>
          <table:table-cell office:value-type="float" office:value="1.51121" calcext:value-type="float">
            <text:p>1.51121</text:p>
          </table:table-cell>
          <table:table-cell table:style-name="ce23" office:value-type="float" office:value="1.46744" calcext:value-type="float">
            <text:p>1.46744</text:p>
          </table:table-cell>
          <table:table-cell table:formula="of:= [.T42]-[.U42]" office:value-type="float" office:value="0.0437700000000001" calcext:value-type="float">
            <text:p>0.04377</text:p>
          </table:table-cell>
          <table:table-cell table:number-columns-repeated="100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2" office:value-type="float" office:value="3.97565" calcext:value-type="float">
            <text:p>3.97565</text:p>
          </table:table-cell>
          <table:table-cell table:style-name="ce23" office:value-type="float" office:value="3.46163" calcext:value-type="float">
            <text:p>3.46163</text:p>
          </table:table-cell>
          <table:table-cell table:style-name="ce22" office:value-type="float" office:value="3.95164" calcext:value-type="float">
            <text:p>3.95164</text:p>
          </table:table-cell>
          <table:table-cell table:style-name="ce22" office:value-type="float" office:value="2.09301" calcext:value-type="float">
            <text:p>2.09301</text:p>
          </table:table-cell>
          <table:table-cell table:style-name="ce23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22" office:value-type="float" office:value="1.31785" calcext:value-type="float">
            <text:p>1.31785</text:p>
          </table:table-cell>
          <table:table-cell table:style-name="ce23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4"/>
          <table:table-cell table:style-name="ce22" office:value-type="float" office:value="3.95164" calcext:value-type="float">
            <text:p>3.95164</text:p>
          </table:table-cell>
          <table:table-cell table:style-name="ce23" office:value-type="float" office:value="3.46163" calcext:value-type="float">
            <text:p>3.46163</text:p>
          </table:table-cell>
          <table:table-cell table:formula="of:=[.L43]-[.M43]" office:value-type="float" office:value="0.49001" calcext:value-type="float">
            <text:p>0.49001</text:p>
          </table:table-cell>
          <table:table-cell/>
          <table:table-cell office:value-type="float" office:value="2.10161" calcext:value-type="float">
            <text:p>2.10161</text:p>
          </table:table-cell>
          <table:table-cell table:style-name="ce23" office:value-type="float" office:value="1.85824" calcext:value-type="float">
            <text:p>1.85824</text:p>
          </table:table-cell>
          <table:table-cell table:formula="of:= [.P43]-[.Q43]" office:value-type="float" office:value="0.24337" calcext:value-type="float">
            <text:p>0.24337</text:p>
          </table:table-cell>
          <table:table-cell/>
          <table:table-cell office:value-type="float" office:value="1.31876" calcext:value-type="float">
            <text:p>1.31876</text:p>
          </table:table-cell>
          <table:table-cell table:style-name="ce23" office:value-type="float" office:value="1.3109" calcext:value-type="float">
            <text:p>1.31090</text:p>
          </table:table-cell>
          <table:table-cell table:formula="of:= [.T43]-[.U43]" office:value-type="float" office:value="0.0078600000000002" calcext:value-type="float">
            <text:p>0.00786</text:p>
          </table:table-cell>
          <table:table-cell table:number-columns-repeated="100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22" office:value-type="float" office:value="3.04866" calcext:value-type="float">
            <text:p>3.04866</text:p>
          </table:table-cell>
          <table:table-cell table:style-name="ce23" office:value-type="float" office:value="2.35023" calcext:value-type="float">
            <text:p>2.35023</text:p>
          </table:table-cell>
          <table:table-cell table:style-name="ce22" office:value-type="float" office:value="3.0126" calcext:value-type="float">
            <text:p>3.01260</text:p>
          </table:table-cell>
          <table:table-cell table:style-name="ce22" office:value-type="float" office:value="1.69777" calcext:value-type="float">
            <text:p>1.69777</text:p>
          </table:table-cell>
          <table:table-cell table:style-name="ce23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23" office:value-type="float" office:value="1.18304" calcext:value-type="float">
            <text:p>1.18304</text:p>
          </table:table-cell>
          <table:table-cell table:style-name="ce22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33"/>
          <table:table-cell table:style-name="ce22" office:value-type="float" office:value="3.0126" calcext:value-type="float">
            <text:p>3.01260</text:p>
          </table:table-cell>
          <table:table-cell table:style-name="ce23" office:value-type="float" office:value="2.35023" calcext:value-type="float">
            <text:p>2.35023</text:p>
          </table:table-cell>
          <table:table-cell table:formula="of:=[.L44]-[.M44]" office:value-type="float" office:value="0.66237" calcext:value-type="float">
            <text:p>0.66237</text:p>
          </table:table-cell>
          <table:table-cell/>
          <table:table-cell office:value-type="float" office:value="1.68776" calcext:value-type="float">
            <text:p>1.68776</text:p>
          </table:table-cell>
          <table:table-cell table:style-name="ce23" office:value-type="float" office:value="1.40862" calcext:value-type="float">
            <text:p>1.40862</text:p>
          </table:table-cell>
          <table:table-cell table:formula="of:= [.P44]-[.Q44]" office:value-type="float" office:value="0.27914" calcext:value-type="float">
            <text:p>0.27914</text:p>
          </table:table-cell>
          <table:table-cell/>
          <table:table-cell office:value-type="float" office:value="1.18344" calcext:value-type="float">
            <text:p>1.18344</text:p>
          </table:table-cell>
          <table:table-cell table:style-name="ce22" office:value-type="float" office:value="1.22111" calcext:value-type="float">
            <text:p>1.22111</text:p>
          </table:table-cell>
          <table:table-cell table:formula="of:= [.T44]-[.U44]" office:value-type="float" office:value="-0.0376699999999999" calcext:value-type="float">
            <text:p>-0.03767</text:p>
          </table:table-cell>
          <table:table-cell table:number-columns-repeated="100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2" office:value-type="float" office:value="2.37436" calcext:value-type="float">
            <text:p>2.37436</text:p>
          </table:table-cell>
          <table:table-cell table:style-name="ce23" office:value-type="float" office:value="1.52046" calcext:value-type="float">
            <text:p>1.52046</text:p>
          </table:table-cell>
          <table:table-cell table:style-name="ce24" office:value-type="float" office:value="2.2656" calcext:value-type="float">
            <text:p>2.26560</text:p>
          </table:table-cell>
          <table:table-cell table:style-name="ce22" office:value-type="float" office:value="1.42646" calcext:value-type="float">
            <text:p>1.42646</text:p>
          </table:table-cell>
          <table:table-cell table:style-name="ce23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22" office:value-type="float" office:value="1.09722" calcext:value-type="float">
            <text:p>1.09722</text:p>
          </table:table-cell>
          <table:table-cell table:style-name="ce22" office:value-type="float" office:value="1.17063" calcext:value-type="float">
            <text:p>1.17063</text:p>
          </table:table-cell>
          <table:table-cell table:style-name="ce31" office:value-type="float" office:value="1.09614" calcext:value-type="float">
            <text:p>1.09614</text:p>
          </table:table-cell>
          <table:table-cell table:style-name="ce33"/>
          <table:table-cell table:style-name="ce24" office:value-type="float" office:value="2.2656" calcext:value-type="float">
            <text:p>2.26560</text:p>
          </table:table-cell>
          <table:table-cell table:style-name="ce23" office:value-type="float" office:value="1.52046" calcext:value-type="float">
            <text:p>1.52046</text:p>
          </table:table-cell>
          <table:table-cell table:formula="of:=[.L45]-[.M45]" office:value-type="float" office:value="0.74514" calcext:value-type="float">
            <text:p>0.74514</text:p>
          </table:table-cell>
          <table:table-cell/>
          <table:table-cell office:value-type="float" office:value="1.3843" calcext:value-type="float">
            <text:p>1.3843</text:p>
          </table:table-cell>
          <table:table-cell table:style-name="ce23" office:value-type="float" office:value="1.13101" calcext:value-type="float">
            <text:p>1.13101</text:p>
          </table:table-cell>
          <table:table-cell table:formula="of:= [.P45]-[.Q45]" office:value-type="float" office:value="0.25329" calcext:value-type="float">
            <text:p>0.25329</text:p>
          </table:table-cell>
          <table:table-cell/>
          <table:table-cell table:style-name="ce31" office:value-type="float" office:value="1.09614" calcext:value-type="float">
            <text:p>1.09614</text:p>
          </table:table-cell>
          <table:table-cell table:style-name="ce22" office:value-type="float" office:value="1.17063" calcext:value-type="float">
            <text:p>1.17063</text:p>
          </table:table-cell>
          <table:table-cell table:formula="of:= [.T45]-[.U45]" office:value-type="float" office:value="-0.0744899999999999" calcext:value-type="float">
            <text:p>-0.07449</text:p>
          </table:table-cell>
          <table:table-cell table:number-columns-repeated="100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2" office:value-type="float" office:value="1.84748" calcext:value-type="float">
            <text:p>1.84748</text:p>
          </table:table-cell>
          <table:table-cell table:style-name="ce23" office:value-type="float" office:value="1.026" calcext:value-type="float">
            <text:p>1.02600</text:p>
          </table:table-cell>
          <table:table-cell table:style-name="ce22" office:value-type="float" office:value="1.64169" calcext:value-type="float">
            <text:p>1.64169</text:p>
          </table:table-cell>
          <table:table-cell table:style-name="ce22" office:value-type="float" office:value="1.2296" calcext:value-type="float">
            <text:p>1.22960</text:p>
          </table:table-cell>
          <table:table-cell table:style-name="ce23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22" office:value-type="float" office:value="1.04411" calcext:value-type="float">
            <text:p>1.04411</text:p>
          </table:table-cell>
          <table:table-cell table:style-name="ce22" office:value-type="float" office:value="1.1443" calcext:value-type="float">
            <text:p>1.14430</text:p>
          </table:table-cell>
          <table:table-cell table:style-name="ce31" office:value-type="float" office:value="1.03986" calcext:value-type="float">
            <text:p>1.03986</text:p>
          </table:table-cell>
          <table:table-cell table:style-name="ce33"/>
          <table:table-cell table:style-name="ce22" office:value-type="float" office:value="1.64169" calcext:value-type="float">
            <text:p>1.64169</text:p>
          </table:table-cell>
          <table:table-cell table:style-name="ce23" office:value-type="float" office:value="1.026" calcext:value-type="float">
            <text:p>1.02600</text:p>
          </table:table-cell>
          <table:table-cell table:formula="of:=[.L46]-[.M46]" office:value-type="float" office:value="0.61569" calcext:value-type="float">
            <text:p>0.61569</text:p>
          </table:table-cell>
          <table:table-cell/>
          <table:table-cell office:value-type="float" office:value="1.16959" calcext:value-type="float">
            <text:p>1.16959</text:p>
          </table:table-cell>
          <table:table-cell table:style-name="ce23" office:value-type="float" office:value="1.03017" calcext:value-type="float">
            <text:p>1.03017</text:p>
          </table:table-cell>
          <table:table-cell table:formula="of:= [.P46]-[.Q46]" office:value-type="float" office:value="0.13942" calcext:value-type="float">
            <text:p>0.13942</text:p>
          </table:table-cell>
          <table:table-cell/>
          <table:table-cell table:style-name="ce31" office:value-type="float" office:value="1.03986" calcext:value-type="float">
            <text:p>1.03986</text:p>
          </table:table-cell>
          <table:table-cell table:style-name="ce22" office:value-type="float" office:value="1.1443" calcext:value-type="float">
            <text:p>1.14430</text:p>
          </table:table-cell>
          <table:table-cell table:formula="of:= [.T46]-[.U46]" office:value-type="float" office:value="-0.10444" calcext:value-type="float">
            <text:p>-0.10444</text:p>
          </table:table-cell>
          <table:table-cell table:number-columns-repeated="100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2" office:value-type="float" office:value="1.43331" calcext:value-type="float">
            <text:p>1.43331</text:p>
          </table:table-cell>
          <table:table-cell table:style-name="ce23" office:value-type="float" office:value="1.01212" calcext:value-type="float">
            <text:p>1.01212</text:p>
          </table:table-cell>
          <table:table-cell table:style-name="ce22" office:value-type="float" office:value="1.20264" calcext:value-type="float">
            <text:p>1.20264</text:p>
          </table:table-cell>
          <table:table-cell table:style-name="ce22" office:value-type="float" office:value="1.09935" calcext:value-type="float">
            <text:p>1.09935</text:p>
          </table:table-cell>
          <table:table-cell table:style-name="ce23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22" office:value-type="float" office:value="1.01971" calcext:value-type="float">
            <text:p>1.01971</text:p>
          </table:table-cell>
          <table:table-cell table:style-name="ce22" office:value-type="float" office:value="1.12392" calcext:value-type="float">
            <text:p>1.12392</text:p>
          </table:table-cell>
          <table:table-cell table:style-name="ce31" office:value-type="float" office:value="1.0148" calcext:value-type="float">
            <text:p>1.0148</text:p>
          </table:table-cell>
          <table:table-cell table:style-name="ce33"/>
          <table:table-cell table:style-name="ce22" office:value-type="float" office:value="1.20264" calcext:value-type="float">
            <text:p>1.20264</text:p>
          </table:table-cell>
          <table:table-cell table:style-name="ce23" office:value-type="float" office:value="1.01212" calcext:value-type="float">
            <text:p>1.01212</text:p>
          </table:table-cell>
          <table:table-cell table:formula="of:=[.L47]-[.M47]" office:value-type="float" office:value="0.19052" calcext:value-type="float">
            <text:p>0.19052</text:p>
          </table:table-cell>
          <table:table-cell/>
          <table:table-cell office:value-type="float" office:value="1.05018" calcext:value-type="float">
            <text:p>1.05018</text:p>
          </table:table-cell>
          <table:table-cell table:style-name="ce23" office:value-type="float" office:value="1.02738" calcext:value-type="float">
            <text:p>1.02738</text:p>
          </table:table-cell>
          <table:table-cell table:formula="of:= [.P47]-[.Q47]" office:value-type="float" office:value="0.0228000000000002" calcext:value-type="float">
            <text:p>0.0228</text:p>
          </table:table-cell>
          <table:table-cell/>
          <table:table-cell table:style-name="ce31" office:value-type="float" office:value="1.0148" calcext:value-type="float">
            <text:p>1.0148</text:p>
          </table:table-cell>
          <table:table-cell table:style-name="ce22" office:value-type="float" office:value="1.12392" calcext:value-type="float">
            <text:p>1.12392</text:p>
          </table:table-cell>
          <table:table-cell table:formula="of:= [.T47]-[.U47]" office:value-type="float" office:value="-0.10912" calcext:value-type="float">
            <text:p>-0.10912</text:p>
          </table:table-cell>
          <table:table-cell table:number-columns-repeated="100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2" office:value-type="float" office:value="1.155" calcext:value-type="float">
            <text:p>1.15500</text:p>
          </table:table-cell>
          <table:table-cell table:style-name="ce23" office:value-type="float" office:value="1.01198" calcext:value-type="float">
            <text:p>1.01198</text:p>
          </table:table-cell>
          <table:table-cell table:style-name="ce22" office:value-type="float" office:value="1.02574" calcext:value-type="float">
            <text:p>1.02574</text:p>
          </table:table-cell>
          <table:table-cell table:style-name="ce22" office:value-type="float" office:value="1.03421" calcext:value-type="float">
            <text:p>1.03421</text:p>
          </table:table-cell>
          <table:table-cell table:style-name="ce22" office:value-type="float" office:value="1.02569" calcext:value-type="float">
            <text:p>1.02569</text:p>
          </table:table-cell>
          <table:table-cell table:style-name="ce31" office:value-type="float" office:value="1.01224" calcext:value-type="float">
            <text:p>1.01224</text:p>
          </table:table-cell>
          <table:table-cell table:style-name="ce22" office:value-type="float" office:value="1.0115" calcext:value-type="float">
            <text:p>1.01150</text:p>
          </table:table-cell>
          <table:table-cell table:style-name="ce22" office:value-type="float" office:value="1.10164" calcext:value-type="float">
            <text:p>1.10164</text:p>
          </table:table-cell>
          <table:table-cell table:style-name="ce31" office:value-type="float" office:value="1.00926" calcext:value-type="float">
            <text:p>1.00926</text:p>
          </table:table-cell>
          <table:table-cell table:style-name="ce33"/>
          <table:table-cell table:style-name="ce22" office:value-type="float" office:value="1.02574" calcext:value-type="float">
            <text:p>1.02574</text:p>
          </table:table-cell>
          <table:table-cell table:style-name="ce23" office:value-type="float" office:value="1.01198" calcext:value-type="float">
            <text:p>1.01198</text:p>
          </table:table-cell>
          <table:table-cell table:formula="of:=[.L48]-[.M48]" office:value-type="float" office:value="0.01376" calcext:value-type="float">
            <text:p>0.01376</text:p>
          </table:table-cell>
          <table:table-cell/>
          <table:table-cell table:style-name="ce31" office:value-type="float" office:value="1.01224" calcext:value-type="float">
            <text:p>1.01224</text:p>
          </table:table-cell>
          <table:table-cell table:style-name="ce22" office:value-type="float" office:value="1.02569" calcext:value-type="float">
            <text:p>1.02569</text:p>
          </table:table-cell>
          <table:table-cell table:formula="of:= [.P48]-[.Q48]" office:value-type="float" office:value="-0.01345" calcext:value-type="float">
            <text:p>-0.01345</text:p>
          </table:table-cell>
          <table:table-cell/>
          <table:table-cell table:style-name="ce31" office:value-type="float" office:value="1.00926" calcext:value-type="float">
            <text:p>1.00926</text:p>
          </table:table-cell>
          <table:table-cell table:style-name="ce22" office:value-type="float" office:value="1.10164" calcext:value-type="float">
            <text:p>1.10164</text:p>
          </table:table-cell>
          <table:table-cell table:formula="of:= [.T48]-[.U48]" office:value-type="float" office:value="-0.0923799999999999" calcext:value-type="float">
            <text:p>-0.09238</text:p>
          </table:table-cell>
          <table:table-cell table:number-columns-repeated="100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2" office:value-type="float" office:value="1.03182" calcext:value-type="float">
            <text:p>1.03182</text:p>
          </table:table-cell>
          <table:table-cell table:style-name="ce22" office:value-type="float" office:value="1.01182" calcext:value-type="float">
            <text:p>1.01182</text:p>
          </table:table-cell>
          <table:table-cell table:style-name="ce23" office:value-type="float" office:value="1.00587" calcext:value-type="float">
            <text:p>1.00587</text:p>
          </table:table-cell>
          <table:table-cell table:style-name="ce22" office:value-type="float" office:value="1.01111" calcext:value-type="float">
            <text:p>1.01111</text:p>
          </table:table-cell>
          <table:table-cell table:style-name="ce22" office:value-type="float" office:value="1.02454" calcext:value-type="float">
            <text:p>1.02454</text:p>
          </table:table-cell>
          <table:table-cell table:style-name="ce31" office:value-type="float" office:value="1.00682" calcext:value-type="float">
            <text:p>1.00682</text:p>
          </table:table-cell>
          <table:table-cell table:style-name="ce22" office:value-type="float" office:value="1.00861" calcext:value-type="float">
            <text:p>1.00861</text:p>
          </table:table-cell>
          <table:table-cell table:style-name="ce22" office:value-type="float" office:value="1.07791" calcext:value-type="float">
            <text:p>1.07791</text:p>
          </table:table-cell>
          <table:table-cell table:style-name="ce31" office:value-type="float" office:value="1.00804" calcext:value-type="float">
            <text:p>1.00804</text:p>
          </table:table-cell>
          <table:table-cell table:style-name="ce33"/>
          <table:table-cell table:style-name="ce23" office:value-type="float" office:value="1.00587" calcext:value-type="float">
            <text:p>1.00587</text:p>
          </table:table-cell>
          <table:table-cell table:style-name="ce22" office:value-type="float" office:value="1.01182" calcext:value-type="float">
            <text:p>1.01182</text:p>
          </table:table-cell>
          <table:table-cell table:formula="of:=[.L49]-[.M49]" office:value-type="float" office:value="-0.0059499999999999" calcext:value-type="float">
            <text:p>-0.00595</text:p>
          </table:table-cell>
          <table:table-cell/>
          <table:table-cell table:style-name="ce31" office:value-type="float" office:value="1.00682" calcext:value-type="float">
            <text:p>1.00682</text:p>
          </table:table-cell>
          <table:table-cell table:style-name="ce22" office:value-type="float" office:value="1.02454" calcext:value-type="float">
            <text:p>1.02454</text:p>
          </table:table-cell>
          <table:table-cell table:formula="of:= [.P49]-[.Q49]" office:value-type="float" office:value="-0.01772" calcext:value-type="float">
            <text:p>-0.01772</text:p>
          </table:table-cell>
          <table:table-cell/>
          <table:table-cell table:style-name="ce31" office:value-type="float" office:value="1.00804" calcext:value-type="float">
            <text:p>1.00804</text:p>
          </table:table-cell>
          <table:table-cell table:style-name="ce22" office:value-type="float" office:value="1.07791" calcext:value-type="float">
            <text:p>1.07791</text:p>
          </table:table-cell>
          <table:table-cell table:formula="of:= [.T49]-[.U49]" office:value-type="float" office:value="-0.0698699999999999" calcext:value-type="float">
            <text:p>-0.06987</text:p>
          </table:table-cell>
          <table:table-cell table:number-columns-repeated="100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2" office:value-type="float" office:value="1.00707" calcext:value-type="float">
            <text:p>1.00707</text:p>
          </table:table-cell>
          <table:table-cell table:style-name="ce22" office:value-type="float" office:value="1.01165" calcext:value-type="float">
            <text:p>1.01165</text:p>
          </table:table-cell>
          <table:table-cell table:style-name="ce23" office:value-type="float" office:value="1.00419" calcext:value-type="float">
            <text:p>1.00419</text:p>
          </table:table-cell>
          <table:table-cell table:style-name="ce22" office:value-type="float" office:value="1.00663" calcext:value-type="float">
            <text:p>1.00663</text:p>
          </table:table-cell>
          <table:table-cell table:style-name="ce22" office:value-type="float" office:value="1.02406" calcext:value-type="float">
            <text:p>1.02406</text:p>
          </table:table-cell>
          <table:table-cell table:style-name="ce31" office:value-type="float" office:value="1.00608" calcext:value-type="float">
            <text:p>1.00608</text:p>
          </table:table-cell>
          <table:table-cell table:style-name="ce22" office:value-type="float" office:value="1.00784" calcext:value-type="float">
            <text:p>1.00784</text:p>
          </table:table-cell>
          <table:table-cell table:style-name="ce22" office:value-type="float" office:value="1.05885" calcext:value-type="float">
            <text:p>1.05885</text:p>
          </table:table-cell>
          <table:table-cell table:style-name="ce31" office:value-type="float" office:value="1.00774" calcext:value-type="float">
            <text:p>1.00774</text:p>
          </table:table-cell>
          <table:table-cell table:style-name="ce33"/>
          <table:table-cell table:style-name="ce23" office:value-type="float" office:value="1.00419" calcext:value-type="float">
            <text:p>1.00419</text:p>
          </table:table-cell>
          <table:table-cell table:style-name="ce22" office:value-type="float" office:value="1.01165" calcext:value-type="float">
            <text:p>1.01165</text:p>
          </table:table-cell>
          <table:table-cell table:formula="of:=[.L50]-[.M50]" office:value-type="float" office:value="-0.00746000000000002" calcext:value-type="float">
            <text:p>-0.00746</text:p>
          </table:table-cell>
          <table:table-cell/>
          <table:table-cell table:style-name="ce31" office:value-type="float" office:value="1.00608" calcext:value-type="float">
            <text:p>1.00608</text:p>
          </table:table-cell>
          <table:table-cell table:style-name="ce22" office:value-type="float" office:value="1.02406" calcext:value-type="float">
            <text:p>1.02406</text:p>
          </table:table-cell>
          <table:table-cell table:formula="of:= [.P50]-[.Q50]" office:value-type="float" office:value="-0.0179799999999999" calcext:value-type="float">
            <text:p>-0.01798</text:p>
          </table:table-cell>
          <table:table-cell/>
          <table:table-cell table:style-name="ce31" office:value-type="float" office:value="1.00774" calcext:value-type="float">
            <text:p>1.00774</text:p>
          </table:table-cell>
          <table:table-cell table:style-name="ce22" office:value-type="float" office:value="1.05885" calcext:value-type="float">
            <text:p>1.05885</text:p>
          </table:table-cell>
          <table:table-cell table:formula="of:= [.T50]-[.U50]" office:value-type="float" office:value="-0.05111" calcext:value-type="float">
            <text:p>-0.05111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float" office:value="1.00399" calcext:value-type="float">
            <text:p>1.00399</text:p>
          </table:table-cell>
          <table:table-cell table:style-name="ce22" office:value-type="float" office:value="1.01169" calcext:value-type="float">
            <text:p>1.01169</text:p>
          </table:table-cell>
          <table:table-cell table:style-name="ce23" office:value-type="float" office:value="1.00399" calcext:value-type="float">
            <text:p>1.00399</text:p>
          </table:table-cell>
          <table:table-cell table:style-name="ce23" office:value-type="float" office:value="1.00603" calcext:value-type="float">
            <text:p>1.00603</text:p>
          </table:table-cell>
          <table:table-cell table:style-name="ce22" office:value-type="float" office:value="1.024" calcext:value-type="float">
            <text:p>1.02400</text:p>
          </table:table-cell>
          <table:table-cell table:style-name="ce31" office:value-type="float" office:value="1.00603" calcext:value-type="float">
            <text:p>1.00603</text:p>
          </table:table-cell>
          <table:table-cell table:style-name="ce23" office:value-type="float" office:value="1.0077" calcext:value-type="float">
            <text:p>1.00770</text:p>
          </table:table-cell>
          <table:table-cell table:style-name="ce22" office:value-type="float" office:value="1.05406" calcext:value-type="float">
            <text:p>1.05406</text:p>
          </table:table-cell>
          <table:table-cell table:style-name="ce31" office:value-type="float" office:value="1.0077" calcext:value-type="float">
            <text:p>1.0077</text:p>
          </table:table-cell>
          <table:table-cell table:style-name="ce33"/>
          <table:table-cell table:style-name="ce23" office:value-type="float" office:value="1.00399" calcext:value-type="float">
            <text:p>1.00399</text:p>
          </table:table-cell>
          <table:table-cell table:style-name="ce22" office:value-type="float" office:value="1.01169" calcext:value-type="float">
            <text:p>1.01169</text:p>
          </table:table-cell>
          <table:table-cell table:formula="of:=[.L51]-[.M51]" office:value-type="float" office:value="-0.00770000000000004" calcext:value-type="float">
            <text:p>-0.0077</text:p>
          </table:table-cell>
          <table:table-cell/>
          <table:table-cell table:style-name="ce31" office:value-type="float" office:value="1.00603" calcext:value-type="float">
            <text:p>1.00603</text:p>
          </table:table-cell>
          <table:table-cell table:style-name="ce22" office:value-type="float" office:value="1.024" calcext:value-type="float">
            <text:p>1.02400</text:p>
          </table:table-cell>
          <table:table-cell table:formula="of:= [.P51]-[.Q51]" office:value-type="float" office:value="-0.01797" calcext:value-type="float">
            <text:p>-0.01797</text:p>
          </table:table-cell>
          <table:table-cell/>
          <table:table-cell table:style-name="ce31" office:value-type="float" office:value="1.0077" calcext:value-type="float">
            <text:p>1.0077</text:p>
          </table:table-cell>
          <table:table-cell table:style-name="ce22" office:value-type="float" office:value="1.05406" calcext:value-type="float">
            <text:p>1.05406</text:p>
          </table:table-cell>
          <table:table-cell table:formula="of:= [.T51]-[.U51]" office:value-type="float" office:value="-0.04636" calcext:value-type="float">
            <text:p>-0.04636</text:p>
          </table:table-cell>
          <table:table-cell table:number-columns-repeated="1002"/>
        </table:table-row>
        <table:table-row table:style-name="ro1">
          <table:table-cell table:style-name="ce20"/>
          <table:table-cell table:style-name="ce22" table:number-columns-repeated="9"/>
          <table:table-cell table:style-name="ce33"/>
          <table:table-cell table:style-name="ce20"/>
          <table:table-cell/>
          <table:table-cell table:formula="of:=MAX([.N41:.N51])" office:value-type="float" office:value="0.74514" calcext:value-type="float">
            <text:p>0.74514</text:p>
          </table:table-cell>
          <table:table-cell table:number-columns-repeated="3"/>
          <table:table-cell table:formula="of:=MAX([.R41:.R51])" office:value-type="float" office:value="0.27914" calcext:value-type="float">
            <text:p>0.27914</text:p>
          </table:table-cell>
          <table:table-cell table:number-columns-repeated="3"/>
          <table:table-cell table:formula="of:=MAX([.V41:.V51])" office:value-type="float" office:value="0.0437700000000001" calcext:value-type="float">
            <text:p>0.04377</text:p>
          </table:table-cell>
          <table:table-cell table:number-columns-repeated="1002"/>
        </table:table-row>
        <table:table-row table:style-name="ro1">
          <table:table-cell table:style-name="ce20"/>
          <table:table-cell table:style-name="ce22" table:number-columns-repeated="9"/>
          <table:table-cell table:style-name="ce33"/>
          <table:table-cell table:style-name="ce20"/>
          <table:table-cell table:number-columns-repeated="1012"/>
        </table:table-row>
        <table:table-row table:style-name="ro1" table:number-rows-repeated="3">
          <table:table-cell table:style-name="ce20" table:number-columns-repeated="10"/>
          <table:table-cell table:style-name="ce33"/>
          <table:table-cell table:style-name="ce20"/>
          <table:table-cell table:number-columns-repeated="1012"/>
        </table:table-row>
        <table:table-row table:style-name="ro1"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0"/>
          <table:table-cell table:style-name="ce33"/>
          <table:table-cell table:style-name="ce20"/>
          <table:table-cell table:number-columns-repeated="1012"/>
        </table:table-row>
        <table:table-row table:style-name="ro1">
          <table:table-cell table:style-name="ce20" table:number-columns-repeated="10"/>
          <table:table-cell table:style-name="ce33"/>
          <table:table-cell table:style-name="ce20"/>
          <table:table-cell table:number-columns-repeated="1012"/>
        </table:table-row>
        <table:table-row table:style-name="ro1"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22" table:number-columns-repeated="9"/>
          <table:table-cell table:style-name="ce34"/>
          <table:table-cell table:style-name="ce22"/>
          <table:table-cell table:number-columns-repeated="1012"/>
        </table:table-row>
        <table:table-row table:style-name="ro1" table:number-rows-repeated="3">
          <table:table-cell/>
          <table:table-cell table:style-name="ce22" table:number-columns-repeated="9"/>
          <table:table-cell table:number-columns-repeated="1014"/>
        </table:table-row>
        <table:table-row table:style-name="ro1">
          <table:table-cell/>
          <table:table-cell table:style-name="ce22" table:number-columns-repeated="8"/>
          <table:table-cell table:style-name="ce24"/>
          <table:table-cell table:number-columns-repeated="1014"/>
        </table:table-row>
        <table:table-row table:style-name="ro1" table:number-rows-repeated="6">
          <table:table-cell/>
          <table:table-cell table:style-name="ce22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100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 Time" table:style-name="ta1">
        <table:table-column table:style-name="co8" table:number-columns-repeated="1024" table:default-cell-style-name="ce27"/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1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2.05371" calcext:value-type="float">
            <text:p>2.05371</text:p>
          </table:table-cell>
          <table:table-cell table:style-name="ce28" office:value-type="float" office:value="2.2466" calcext:value-type="float">
            <text:p>2.24660</text:p>
          </table:table-cell>
          <table:table-cell table:style-name="ce28" office:value-type="float" office:value="37.7241" calcext:value-type="float">
            <text:p>37.72410</text:p>
          </table:table-cell>
          <table:table-cell table:style-name="ce28"/>
          <table:table-cell table:style-name="ce28" office:value-type="float" office:value="2.58721" calcext:value-type="float">
            <text:p>2.58721</text:p>
          </table:table-cell>
          <table:table-cell table:style-name="ce28" office:value-type="float" office:value="2.2915" calcext:value-type="float">
            <text:p>2.29150</text:p>
          </table:table-cell>
          <table:table-cell table:style-name="ce28" office:value-type="float" office:value="37.9866" calcext:value-type="float">
            <text:p>37.98660</text:p>
          </table:table-cell>
          <table:table-cell table:style-name="ce28"/>
          <table:table-cell table:style-name="ce28" office:value-type="float" office:value="2.478" calcext:value-type="float">
            <text:p>2.47800</text:p>
          </table:table-cell>
          <table:table-cell table:style-name="ce28" office:value-type="float" office:value="2.23887" calcext:value-type="float">
            <text:p>2.23887</text:p>
          </table:table-cell>
          <table:table-cell table:style-name="ce28" office:value-type="float" office:value="23.9475" calcext:value-type="float">
            <text:p>23.9475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1.71128" calcext:value-type="float">
            <text:p>1.71128</text:p>
          </table:table-cell>
          <table:table-cell table:style-name="ce28" office:value-type="float" office:value="2.11527" calcext:value-type="float">
            <text:p>2.11527</text:p>
          </table:table-cell>
          <table:table-cell table:style-name="ce28" office:value-type="float" office:value="21.4189" calcext:value-type="float">
            <text:p>21.41890</text:p>
          </table:table-cell>
          <table:table-cell table:style-name="ce28"/>
          <table:table-cell table:style-name="ce28" office:value-type="float" office:value="2.4223" calcext:value-type="float">
            <text:p>2.42230</text:p>
          </table:table-cell>
          <table:table-cell table:style-name="ce28" office:value-type="float" office:value="2.12055" calcext:value-type="float">
            <text:p>2.12055</text:p>
          </table:table-cell>
          <table:table-cell table:style-name="ce28" office:value-type="float" office:value="18.2419" calcext:value-type="float">
            <text:p>18.24190</text:p>
          </table:table-cell>
          <table:table-cell table:style-name="ce28"/>
          <table:table-cell table:style-name="ce28" office:value-type="float" office:value="2.21731" calcext:value-type="float">
            <text:p>2.21731</text:p>
          </table:table-cell>
          <table:table-cell table:style-name="ce28" office:value-type="float" office:value="2.17404" calcext:value-type="float">
            <text:p>2.17404</text:p>
          </table:table-cell>
          <table:table-cell table:style-name="ce28" office:value-type="float" office:value="7.63201" calcext:value-type="float">
            <text:p>7.63201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1.61373" calcext:value-type="float">
            <text:p>1.61373</text:p>
          </table:table-cell>
          <table:table-cell table:style-name="ce28" office:value-type="float" office:value="2.02541" calcext:value-type="float">
            <text:p>2.02541</text:p>
          </table:table-cell>
          <table:table-cell table:style-name="ce28" office:value-type="float" office:value="14.3654" calcext:value-type="float">
            <text:p>14.36540</text:p>
          </table:table-cell>
          <table:table-cell table:style-name="ce28"/>
          <table:table-cell table:style-name="ce28" office:value-type="float" office:value="2.41688" calcext:value-type="float">
            <text:p>2.41688</text:p>
          </table:table-cell>
          <table:table-cell table:style-name="ce28" office:value-type="float" office:value="2.04221" calcext:value-type="float">
            <text:p>2.04221</text:p>
          </table:table-cell>
          <table:table-cell table:style-name="ce28" office:value-type="float" office:value="11.8114" calcext:value-type="float">
            <text:p>11.81140</text:p>
          </table:table-cell>
          <table:table-cell table:style-name="ce28"/>
          <table:table-cell table:style-name="ce28" office:value-type="float" office:value="1.73631" calcext:value-type="float">
            <text:p>1.73631</text:p>
          </table:table-cell>
          <table:table-cell table:style-name="ce28" office:value-type="float" office:value="2.13422" calcext:value-type="float">
            <text:p>2.13422</text:p>
          </table:table-cell>
          <table:table-cell table:style-name="ce28" office:value-type="float" office:value="4.77397" calcext:value-type="float">
            <text:p>4.77397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1.55898" calcext:value-type="float">
            <text:p>1.55898</text:p>
          </table:table-cell>
          <table:table-cell table:style-name="ce28" office:value-type="float" office:value="1.93735" calcext:value-type="float">
            <text:p>1.93735</text:p>
          </table:table-cell>
          <table:table-cell table:style-name="ce28" office:value-type="float" office:value="9.28407" calcext:value-type="float">
            <text:p>9.28407</text:p>
          </table:table-cell>
          <table:table-cell table:style-name="ce28"/>
          <table:table-cell table:style-name="ce28" office:value-type="float" office:value="1.93" calcext:value-type="float">
            <text:p>1.93000</text:p>
          </table:table-cell>
          <table:table-cell table:style-name="ce28" office:value-type="float" office:value="1.95897" calcext:value-type="float">
            <text:p>1.95897</text:p>
          </table:table-cell>
          <table:table-cell table:style-name="ce28" office:value-type="float" office:value="7.04855" calcext:value-type="float">
            <text:p>7.04855</text:p>
          </table:table-cell>
          <table:table-cell table:style-name="ce28"/>
          <table:table-cell table:style-name="ce28" office:value-type="float" office:value="1.74233" calcext:value-type="float">
            <text:p>1.74233</text:p>
          </table:table-cell>
          <table:table-cell table:style-name="ce28" office:value-type="float" office:value="2.10352" calcext:value-type="float">
            <text:p>2.10352</text:p>
          </table:table-cell>
          <table:table-cell table:style-name="ce28" office:value-type="float" office:value="3.38391" calcext:value-type="float">
            <text:p>3.38391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1.55687" calcext:value-type="float">
            <text:p>1.55687</text:p>
          </table:table-cell>
          <table:table-cell table:style-name="ce28" office:value-type="float" office:value="1.8719" calcext:value-type="float">
            <text:p>1.87190</text:p>
          </table:table-cell>
          <table:table-cell table:style-name="ce28" office:value-type="float" office:value="6.15874" calcext:value-type="float">
            <text:p>6.15874</text:p>
          </table:table-cell>
          <table:table-cell table:style-name="ce28"/>
          <table:table-cell table:style-name="ce28" office:value-type="float" office:value="1.55942" calcext:value-type="float">
            <text:p>1.55942</text:p>
          </table:table-cell>
          <table:table-cell table:style-name="ce28" office:value-type="float" office:value="1.89466" calcext:value-type="float">
            <text:p>1.89466</text:p>
          </table:table-cell>
          <table:table-cell table:style-name="ce28" office:value-type="float" office:value="4.62817" calcext:value-type="float">
            <text:p>4.62817</text:p>
          </table:table-cell>
          <table:table-cell table:style-name="ce28"/>
          <table:table-cell table:style-name="ce28" office:value-type="float" office:value="1.59103" calcext:value-type="float">
            <text:p>1.59103</text:p>
          </table:table-cell>
          <table:table-cell table:style-name="ce28" office:value-type="float" office:value="2.20003" calcext:value-type="float">
            <text:p>2.20003</text:p>
          </table:table-cell>
          <table:table-cell table:style-name="ce29" office:value-type="float" office:value="2.72688" calcext:value-type="float">
            <text:p>2.72688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1.49966" calcext:value-type="float">
            <text:p>1.49966</text:p>
          </table:table-cell>
          <table:table-cell table:style-name="ce28" office:value-type="float" office:value="1.78753" calcext:value-type="float">
            <text:p>1.78753</text:p>
          </table:table-cell>
          <table:table-cell table:style-name="ce28" office:value-type="float" office:value="4.62504" calcext:value-type="float">
            <text:p>4.62504</text:p>
          </table:table-cell>
          <table:table-cell table:style-name="ce28"/>
          <table:table-cell table:style-name="ce28" office:value-type="float" office:value="1.53812" calcext:value-type="float">
            <text:p>1.53812</text:p>
          </table:table-cell>
          <table:table-cell table:style-name="ce28" office:value-type="float" office:value="1.83826" calcext:value-type="float">
            <text:p>1.83826</text:p>
          </table:table-cell>
          <table:table-cell table:style-name="ce28" office:value-type="float" office:value="3.46853" calcext:value-type="float">
            <text:p>3.46853</text:p>
          </table:table-cell>
          <table:table-cell table:style-name="ce28"/>
          <table:table-cell table:style-name="ce28" office:value-type="float" office:value="1.55426" calcext:value-type="float">
            <text:p>1.55426</text:p>
          </table:table-cell>
          <table:table-cell table:style-name="ce28" office:value-type="float" office:value="2.0761" calcext:value-type="float">
            <text:p>2.07610</text:p>
          </table:table-cell>
          <table:table-cell table:style-name="ce28" office:value-type="float" office:value="2.40091" calcext:value-type="float">
            <text:p>2.40091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1.51541" calcext:value-type="float">
            <text:p>1.51541</text:p>
          </table:table-cell>
          <table:table-cell table:style-name="ce28" office:value-type="float" office:value="1.6855" calcext:value-type="float">
            <text:p>1.68550</text:p>
          </table:table-cell>
          <table:table-cell table:style-name="ce28" office:value-type="float" office:value="4.0634" calcext:value-type="float">
            <text:p>4.06340</text:p>
          </table:table-cell>
          <table:table-cell table:style-name="ce28"/>
          <table:table-cell table:style-name="ce28" office:value-type="float" office:value="1.53213" calcext:value-type="float">
            <text:p>1.53213</text:p>
          </table:table-cell>
          <table:table-cell table:style-name="ce28" office:value-type="float" office:value="1.78658" calcext:value-type="float">
            <text:p>1.78658</text:p>
          </table:table-cell>
          <table:table-cell table:style-name="ce28" office:value-type="float" office:value="3.02388" calcext:value-type="float">
            <text:p>3.02388</text:p>
          </table:table-cell>
          <table:table-cell table:style-name="ce28"/>
          <table:table-cell table:style-name="ce28" office:value-type="float" office:value="1.57087" calcext:value-type="float">
            <text:p>1.57087</text:p>
          </table:table-cell>
          <table:table-cell table:style-name="ce28" office:value-type="float" office:value="2.05562" calcext:value-type="float">
            <text:p>2.05562</text:p>
          </table:table-cell>
          <table:table-cell table:style-name="ce28" office:value-type="float" office:value="2.26502" calcext:value-type="float">
            <text:p>2.26502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1.5044" calcext:value-type="float">
            <text:p>1.50440</text:p>
          </table:table-cell>
          <table:table-cell table:style-name="ce28" office:value-type="float" office:value="1.63988" calcext:value-type="float">
            <text:p>1.63988</text:p>
          </table:table-cell>
          <table:table-cell table:style-name="ce28" office:value-type="float" office:value="3.78819" calcext:value-type="float">
            <text:p>3.78819</text:p>
          </table:table-cell>
          <table:table-cell table:style-name="ce28"/>
          <table:table-cell table:style-name="ce28" office:value-type="float" office:value="1.54918" calcext:value-type="float">
            <text:p>1.54918</text:p>
          </table:table-cell>
          <table:table-cell table:style-name="ce28" office:value-type="float" office:value="1.75489" calcext:value-type="float">
            <text:p>1.75489</text:p>
          </table:table-cell>
          <table:table-cell table:style-name="ce28" office:value-type="float" office:value="2.86487" calcext:value-type="float">
            <text:p>2.86487</text:p>
          </table:table-cell>
          <table:table-cell table:style-name="ce28"/>
          <table:table-cell table:style-name="ce28" office:value-type="float" office:value="1.86275" calcext:value-type="float">
            <text:p>1.86275</text:p>
          </table:table-cell>
          <table:table-cell table:style-name="ce28" office:value-type="float" office:value="2.04786" calcext:value-type="float">
            <text:p>2.04786</text:p>
          </table:table-cell>
          <table:table-cell table:style-name="ce28" office:value-type="float" office:value="2.21361" calcext:value-type="float">
            <text:p>2.21361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1.52667" calcext:value-type="float">
            <text:p>1.52667</text:p>
          </table:table-cell>
          <table:table-cell table:style-name="ce28" office:value-type="float" office:value="1.57394" calcext:value-type="float">
            <text:p>1.57394</text:p>
          </table:table-cell>
          <table:table-cell table:style-name="ce28" office:value-type="float" office:value="3.77664" calcext:value-type="float">
            <text:p>3.77664</text:p>
          </table:table-cell>
          <table:table-cell table:style-name="ce28"/>
          <table:table-cell table:style-name="ce28" office:value-type="float" office:value="1.74921" calcext:value-type="float">
            <text:p>1.74921</text:p>
          </table:table-cell>
          <table:table-cell table:style-name="ce28" office:value-type="float" office:value="1.72273" calcext:value-type="float">
            <text:p>1.72273</text:p>
          </table:table-cell>
          <table:table-cell table:style-name="ce28" office:value-type="float" office:value="2.83323" calcext:value-type="float">
            <text:p>2.83323</text:p>
          </table:table-cell>
          <table:table-cell table:style-name="ce28"/>
          <table:table-cell table:style-name="ce28" office:value-type="float" office:value="1.6091" calcext:value-type="float">
            <text:p>1.60910</text:p>
          </table:table-cell>
          <table:table-cell table:style-name="ce28" office:value-type="float" office:value="2.02837" calcext:value-type="float">
            <text:p>2.02837</text:p>
          </table:table-cell>
          <table:table-cell table:style-name="ce28" office:value-type="float" office:value="2.22425" calcext:value-type="float">
            <text:p>2.22425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1.5396" calcext:value-type="float">
            <text:p>1.53960</text:p>
          </table:table-cell>
          <table:table-cell table:style-name="ce28" office:value-type="float" office:value="1.55206" calcext:value-type="float">
            <text:p>1.55206</text:p>
          </table:table-cell>
          <table:table-cell table:style-name="ce28" office:value-type="float" office:value="3.93298" calcext:value-type="float">
            <text:p>3.93298</text:p>
          </table:table-cell>
          <table:table-cell table:style-name="ce28"/>
          <table:table-cell table:style-name="ce28" office:value-type="float" office:value="1.72893" calcext:value-type="float">
            <text:p>1.72893</text:p>
          </table:table-cell>
          <table:table-cell table:style-name="ce28" office:value-type="float" office:value="1.70885" calcext:value-type="float">
            <text:p>1.70885</text:p>
          </table:table-cell>
          <table:table-cell table:style-name="ce28" office:value-type="float" office:value="2.99542" calcext:value-type="float">
            <text:p>2.99542</text:p>
          </table:table-cell>
          <table:table-cell table:style-name="ce28"/>
          <table:table-cell table:style-name="ce28" office:value-type="float" office:value="1.63025" calcext:value-type="float">
            <text:p>1.63025</text:p>
          </table:table-cell>
          <table:table-cell table:style-name="ce28" office:value-type="float" office:value="2.02615" calcext:value-type="float">
            <text:p>2.02615</text:p>
          </table:table-cell>
          <table:table-cell table:style-name="ce28" office:value-type="float" office:value="2.21843" calcext:value-type="float">
            <text:p>2.21843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1.57256" calcext:value-type="float">
            <text:p>1.57256</text:p>
          </table:table-cell>
          <table:table-cell table:style-name="ce28" office:value-type="float" office:value="1.55197" calcext:value-type="float">
            <text:p>1.55197</text:p>
          </table:table-cell>
          <table:table-cell table:style-name="ce28" office:value-type="float" office:value="3.82525" calcext:value-type="float">
            <text:p>3.82525</text:p>
          </table:table-cell>
          <table:table-cell table:style-name="ce28"/>
          <table:table-cell table:style-name="ce28" office:value-type="float" office:value="2.12654" calcext:value-type="float">
            <text:p>2.12654</text:p>
          </table:table-cell>
          <table:table-cell table:style-name="ce28" office:value-type="float" office:value="1.71672" calcext:value-type="float">
            <text:p>1.71672</text:p>
          </table:table-cell>
          <table:table-cell table:style-name="ce28" office:value-type="float" office:value="2.84573" calcext:value-type="float">
            <text:p>2.84573</text:p>
          </table:table-cell>
          <table:table-cell table:style-name="ce28"/>
          <table:table-cell table:style-name="ce28" office:value-type="float" office:value="1.66005" calcext:value-type="float">
            <text:p>1.66005</text:p>
          </table:table-cell>
          <table:table-cell table:style-name="ce28" office:value-type="float" office:value="2.03039" calcext:value-type="float">
            <text:p>2.03039</text:p>
          </table:table-cell>
          <table:table-cell table:style-name="ce28" office:value-type="float" office:value="2.23701" calcext:value-type="float">
            <text:p>2.23701</text:p>
          </table:table-cell>
          <table:table-cell table:number-columns-repeated="1012"/>
        </table:table-row>
        <table:table-row table:style-name="ro3">
          <table:table-cell table:style-name="ce25"/>
          <table:table-cell table:style-name="ce25" table:formula="of:=AVERAGE([.B5:.B15] )" office:value-type="float" office:value="1.60480636363636" calcext:value-type="float">
            <text:p>1.6048063636</text:p>
          </table:table-cell>
          <table:table-cell table:style-name="ce25" table:formula="of:=AVERAGE( [.C5:.C15])" office:value-type="float" office:value="1.81703727272727" calcext:value-type="float">
            <text:p>1.8170372727</text:p>
          </table:table-cell>
          <table:table-cell table:style-name="ce25" table:formula="of:=AVERAGE([.D5:.D15])" office:value-type="float" office:value="10.2693372727273" calcext:value-type="float">
            <text:p>10.2693372727</text:p>
          </table:table-cell>
          <table:table-cell table:style-name="ce25"/>
          <table:table-cell table:style-name="ce25" table:formula="of:=AVERAGE([.F5:.F15] )" office:value-type="float" office:value="1.92181090909091" calcext:value-type="float">
            <text:p>1.9218109091</text:p>
          </table:table-cell>
          <table:table-cell table:style-name="ce25" table:formula="of:=AVERAGE([.G5:.G15])" office:value-type="float" office:value="1.89417454545455" calcext:value-type="float">
            <text:p>1.8941745455</text:p>
          </table:table-cell>
          <table:table-cell table:style-name="ce25" table:formula="of:=AVERAGE([.H5:.H15])" office:value-type="float" office:value="8.88620727272727" calcext:value-type="float">
            <text:p>8.8862072727</text:p>
          </table:table-cell>
          <table:table-cell table:style-name="ce25"/>
          <table:table-cell table:style-name="ce30" table:formula="of:=AVERAGE([.J5:.J15])" office:value-type="float" office:value="1.78656909090909" calcext:value-type="float">
            <text:p>1.7865690909</text:p>
          </table:table-cell>
          <table:table-cell table:style-name="ce25" table:formula="of:=AVERAGE([.K5:.K15])" office:value-type="float" office:value="2.10137909090909" calcext:value-type="float">
            <text:p>2.1013790909</text:p>
          </table:table-cell>
          <table:table-cell table:style-name="ce25" table:formula="of:=AVERAGE([.L5:.L15])" office:value-type="float" office:value="5.09304545454545" calcext:value-type="float">
            <text:p>5.0930454545</text:p>
          </table:table-cell>
          <table:table-cell table:number-columns-repeated="1012"/>
        </table:table-row>
        <table:table-row table:style-name="ro3" table:number-rows-repeated="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5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56.5651" calcext:value-type="float">
            <text:p>56.56510</text:p>
          </table:table-cell>
          <table:table-cell table:style-name="ce28" office:value-type="float" office:value="52.9924" calcext:value-type="float">
            <text:p>52.99240</text:p>
          </table:table-cell>
          <table:table-cell table:style-name="ce28" office:value-type="float" office:value="958.465" calcext:value-type="float">
            <text:p>958.46500</text:p>
          </table:table-cell>
          <table:table-cell table:style-name="ce28"/>
          <table:table-cell table:style-name="ce28" office:value-type="float" office:value="51.362" calcext:value-type="float">
            <text:p>51.36200</text:p>
          </table:table-cell>
          <table:table-cell table:style-name="ce28" office:value-type="float" office:value="52.8066" calcext:value-type="float">
            <text:p>52.80660</text:p>
          </table:table-cell>
          <table:table-cell table:style-name="ce28" office:value-type="float" office:value="949.395" calcext:value-type="float">
            <text:p>949.39500</text:p>
          </table:table-cell>
          <table:table-cell table:style-name="ce28"/>
          <table:table-cell table:style-name="ce28" office:value-type="float" office:value="43.3112" calcext:value-type="float">
            <text:p>43.31120</text:p>
          </table:table-cell>
          <table:table-cell table:style-name="ce28" office:value-type="float" office:value="53.35" calcext:value-type="float">
            <text:p>53.35000</text:p>
          </table:table-cell>
          <table:table-cell table:style-name="ce28" office:value-type="float" office:value="957.991" calcext:value-type="float">
            <text:p>957.9910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40.5766" calcext:value-type="float">
            <text:p>40.57660</text:p>
          </table:table-cell>
          <table:table-cell table:style-name="ce28" office:value-type="float" office:value="50.1795" calcext:value-type="float">
            <text:p>50.17950</text:p>
          </table:table-cell>
          <table:table-cell table:style-name="ce28" office:value-type="float" office:value="497.132" calcext:value-type="float">
            <text:p>497.13200</text:p>
          </table:table-cell>
          <table:table-cell table:style-name="ce28"/>
          <table:table-cell table:style-name="ce28" office:value-type="float" office:value="40.1861" calcext:value-type="float">
            <text:p>40.18610</text:p>
          </table:table-cell>
          <table:table-cell table:style-name="ce28" office:value-type="float" office:value="49.9762" calcext:value-type="float">
            <text:p>49.97620</text:p>
          </table:table-cell>
          <table:table-cell table:style-name="ce26" office:value-type="float" office:value="424.107" calcext:value-type="float">
            <text:p>424.107</text:p>
          </table:table-cell>
          <table:table-cell table:style-name="ce26"/>
          <table:table-cell table:style-name="ce28" office:value-type="float" office:value="36.881" calcext:value-type="float">
            <text:p>36.88100</text:p>
          </table:table-cell>
          <table:table-cell table:style-name="ce28" office:value-type="float" office:value="51.6361" calcext:value-type="float">
            <text:p>51.63610</text:p>
          </table:table-cell>
          <table:table-cell table:style-name="ce26" office:value-type="float" office:value="499.924" calcext:value-type="float">
            <text:p>499.924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38.6441" calcext:value-type="float">
            <text:p>38.64410</text:p>
          </table:table-cell>
          <table:table-cell table:style-name="ce28" office:value-type="float" office:value="47.411" calcext:value-type="float">
            <text:p>47.41100</text:p>
          </table:table-cell>
          <table:table-cell table:style-name="ce28" office:value-type="float" office:value="308.612" calcext:value-type="float">
            <text:p>308.61200</text:p>
          </table:table-cell>
          <table:table-cell table:style-name="ce28"/>
          <table:table-cell table:style-name="ce28" office:value-type="float" office:value="37.864" calcext:value-type="float">
            <text:p>37.86400</text:p>
          </table:table-cell>
          <table:table-cell table:style-name="ce28" office:value-type="float" office:value="47.74" calcext:value-type="float">
            <text:p>47.74000</text:p>
          </table:table-cell>
          <table:table-cell table:style-name="ce26" office:value-type="float" office:value="240.673" calcext:value-type="float">
            <text:p>240.673</text:p>
          </table:table-cell>
          <table:table-cell table:style-name="ce26"/>
          <table:table-cell table:style-name="ce28" office:value-type="float" office:value="35.8721" calcext:value-type="float">
            <text:p>35.87210</text:p>
          </table:table-cell>
          <table:table-cell table:style-name="ce28" office:value-type="float" office:value="50.4253" calcext:value-type="float">
            <text:p>50.42530</text:p>
          </table:table-cell>
          <table:table-cell table:style-name="ce26" office:value-type="float" office:value="309.696" calcext:value-type="float">
            <text:p>309.696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37.1508" calcext:value-type="float">
            <text:p>37.15080</text:p>
          </table:table-cell>
          <table:table-cell table:style-name="ce28" office:value-type="float" office:value="44.4251" calcext:value-type="float">
            <text:p>44.42510</text:p>
          </table:table-cell>
          <table:table-cell table:style-name="ce28" office:value-type="float" office:value="177.188" calcext:value-type="float">
            <text:p>177.18800</text:p>
          </table:table-cell>
          <table:table-cell table:style-name="ce28"/>
          <table:table-cell table:style-name="ce28" office:value-type="float" office:value="36.7231" calcext:value-type="float">
            <text:p>36.72310</text:p>
          </table:table-cell>
          <table:table-cell table:style-name="ce28" office:value-type="float" office:value="45.5947" calcext:value-type="float">
            <text:p>45.59470</text:p>
          </table:table-cell>
          <table:table-cell table:style-name="ce26" office:value-type="float" office:value="132.261" calcext:value-type="float">
            <text:p>132.261</text:p>
          </table:table-cell>
          <table:table-cell table:style-name="ce26"/>
          <table:table-cell table:style-name="ce28" office:value-type="float" office:value="35.7852" calcext:value-type="float">
            <text:p>35.78520</text:p>
          </table:table-cell>
          <table:table-cell table:style-name="ce28" office:value-type="float" office:value="49.645" calcext:value-type="float">
            <text:p>49.64500</text:p>
          </table:table-cell>
          <table:table-cell table:style-name="ce26" office:value-type="float" office:value="177.009" calcext:value-type="float">
            <text:p>177.009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36.3236" calcext:value-type="float">
            <text:p>36.32360</text:p>
          </table:table-cell>
          <table:table-cell table:style-name="ce28" office:value-type="float" office:value="41.6837" calcext:value-type="float">
            <text:p>41.68370</text:p>
          </table:table-cell>
          <table:table-cell table:style-name="ce29" office:value-type="float" office:value="101.448" calcext:value-type="float">
            <text:p>101.44800</text:p>
          </table:table-cell>
          <table:table-cell table:style-name="ce29"/>
          <table:table-cell table:style-name="ce28" office:value-type="float" office:value="36.0293" calcext:value-type="float">
            <text:p>36.02930</text:p>
          </table:table-cell>
          <table:table-cell table:style-name="ce28" office:value-type="float" office:value="43.5657" calcext:value-type="float">
            <text:p>43.56570</text:p>
          </table:table-cell>
          <table:table-cell table:style-name="ce26" office:value-type="float" office:value="74.9238" calcext:value-type="float">
            <text:p>74.9238</text:p>
          </table:table-cell>
          <table:table-cell table:style-name="ce26"/>
          <table:table-cell table:style-name="ce28" office:value-type="float" office:value="36.2214" calcext:value-type="float">
            <text:p>36.22140</text:p>
          </table:table-cell>
          <table:table-cell table:style-name="ce28" office:value-type="float" office:value="49.0483" calcext:value-type="float">
            <text:p>49.04830</text:p>
          </table:table-cell>
          <table:table-cell table:style-name="ce26" office:value-type="float" office:value="101.318" calcext:value-type="float">
            <text:p>101.318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35.5988" calcext:value-type="float">
            <text:p>35.59880</text:p>
          </table:table-cell>
          <table:table-cell table:style-name="ce28" office:value-type="float" office:value="39.3699" calcext:value-type="float">
            <text:p>39.36990</text:p>
          </table:table-cell>
          <table:table-cell table:style-name="ce28" office:value-type="float" office:value="64.1727" calcext:value-type="float">
            <text:p>64.17270</text:p>
          </table:table-cell>
          <table:table-cell table:style-name="ce28"/>
          <table:table-cell table:style-name="ce28" office:value-type="float" office:value="35.7192" calcext:value-type="float">
            <text:p>35.71920</text:p>
          </table:table-cell>
          <table:table-cell table:style-name="ce28" office:value-type="float" office:value="42.5714" calcext:value-type="float">
            <text:p>42.57140</text:p>
          </table:table-cell>
          <table:table-cell table:style-name="ce26" office:value-type="float" office:value="50.7649" calcext:value-type="float">
            <text:p>50.7649</text:p>
          </table:table-cell>
          <table:table-cell table:style-name="ce26"/>
          <table:table-cell table:style-name="ce28" office:value-type="float" office:value="36.5156" calcext:value-type="float">
            <text:p>36.51560</text:p>
          </table:table-cell>
          <table:table-cell table:style-name="ce28" office:value-type="float" office:value="49.017" calcext:value-type="float">
            <text:p>49.01700</text:p>
          </table:table-cell>
          <table:table-cell table:style-name="ce26" office:value-type="float" office:value="67.1398" calcext:value-type="float">
            <text:p>67.1398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35.619" calcext:value-type="float">
            <text:p>35.61900</text:p>
          </table:table-cell>
          <table:table-cell table:style-name="ce28" office:value-type="float" office:value="38.2083" calcext:value-type="float">
            <text:p>38.20830</text:p>
          </table:table-cell>
          <table:table-cell table:style-name="ce28" office:value-type="float" office:value="51.0436" calcext:value-type="float">
            <text:p>51.04360</text:p>
          </table:table-cell>
          <table:table-cell table:style-name="ce28"/>
          <table:table-cell table:style-name="ce28" office:value-type="float" office:value="36.0382" calcext:value-type="float">
            <text:p>36.03820</text:p>
          </table:table-cell>
          <table:table-cell table:style-name="ce28" office:value-type="float" office:value="41.4946" calcext:value-type="float">
            <text:p>41.49460</text:p>
          </table:table-cell>
          <table:table-cell table:style-name="ce26" office:value-type="float" office:value="44.7132" calcext:value-type="float">
            <text:p>44.7132</text:p>
          </table:table-cell>
          <table:table-cell table:style-name="ce26"/>
          <table:table-cell table:style-name="ce28" office:value-type="float" office:value="37.0334" calcext:value-type="float">
            <text:p>37.03340</text:p>
          </table:table-cell>
          <table:table-cell table:style-name="ce28" office:value-type="float" office:value="49.1308" calcext:value-type="float">
            <text:p>49.13080</text:p>
          </table:table-cell>
          <table:table-cell table:style-name="ce26" office:value-type="float" office:value="51.6502" calcext:value-type="float">
            <text:p>51.6502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35.9038" calcext:value-type="float">
            <text:p>35.90380</text:p>
          </table:table-cell>
          <table:table-cell table:style-name="ce28" office:value-type="float" office:value="37.5714" calcext:value-type="float">
            <text:p>37.57140</text:p>
          </table:table-cell>
          <table:table-cell table:style-name="ce28" office:value-type="float" office:value="48.4327" calcext:value-type="float">
            <text:p>48.43270</text:p>
          </table:table-cell>
          <table:table-cell table:style-name="ce28"/>
          <table:table-cell table:style-name="ce28" office:value-type="float" office:value="36.5405" calcext:value-type="float">
            <text:p>36.54050</text:p>
          </table:table-cell>
          <table:table-cell table:style-name="ce28" office:value-type="float" office:value="40.9131" calcext:value-type="float">
            <text:p>40.91310</text:p>
          </table:table-cell>
          <table:table-cell table:style-name="ce26" office:value-type="float" office:value="43.5235" calcext:value-type="float">
            <text:p>43.5235</text:p>
          </table:table-cell>
          <table:table-cell table:style-name="ce26"/>
          <table:table-cell table:style-name="ce28" office:value-type="float" office:value="37.6939" calcext:value-type="float">
            <text:p>37.69390</text:p>
          </table:table-cell>
          <table:table-cell table:style-name="ce28" office:value-type="float" office:value="48.5067" calcext:value-type="float">
            <text:p>48.50670</text:p>
          </table:table-cell>
          <table:table-cell table:style-name="ce26" office:value-type="float" office:value="49.789" calcext:value-type="float">
            <text:p>49.789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36.3847" calcext:value-type="float">
            <text:p>36.38470</text:p>
          </table:table-cell>
          <table:table-cell table:style-name="ce28" office:value-type="float" office:value="37.2299" calcext:value-type="float">
            <text:p>37.22990</text:p>
          </table:table-cell>
          <table:table-cell table:style-name="ce28" office:value-type="float" office:value="48.604" calcext:value-type="float">
            <text:p>48.60400</text:p>
          </table:table-cell>
          <table:table-cell table:style-name="ce28"/>
          <table:table-cell table:style-name="ce28" office:value-type="float" office:value="37.0687" calcext:value-type="float">
            <text:p>37.06870</text:p>
          </table:table-cell>
          <table:table-cell table:style-name="ce28" office:value-type="float" office:value="40.5633" calcext:value-type="float">
            <text:p>40.56330</text:p>
          </table:table-cell>
          <table:table-cell table:style-name="ce26" office:value-type="float" office:value="43.9239" calcext:value-type="float">
            <text:p>43.9239</text:p>
          </table:table-cell>
          <table:table-cell table:style-name="ce26"/>
          <table:table-cell table:style-name="ce28" office:value-type="float" office:value="38.4671" calcext:value-type="float">
            <text:p>38.46710</text:p>
          </table:table-cell>
          <table:table-cell table:style-name="ce28" office:value-type="float" office:value="49.0012" calcext:value-type="float">
            <text:p>49.00120</text:p>
          </table:table-cell>
          <table:table-cell table:style-name="ce26" office:value-type="float" office:value="48.953" calcext:value-type="float">
            <text:p>48.953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37.0536" calcext:value-type="float">
            <text:p>37.05360</text:p>
          </table:table-cell>
          <table:table-cell table:style-name="ce28" office:value-type="float" office:value="37.0415" calcext:value-type="float">
            <text:p>37.04150</text:p>
          </table:table-cell>
          <table:table-cell table:style-name="ce28" office:value-type="float" office:value="49.2765" calcext:value-type="float">
            <text:p>49.27650</text:p>
          </table:table-cell>
          <table:table-cell table:style-name="ce28"/>
          <table:table-cell table:style-name="ce28" office:value-type="float" office:value="37.8707" calcext:value-type="float">
            <text:p>37.87070</text:p>
          </table:table-cell>
          <table:table-cell table:style-name="ce28" office:value-type="float" office:value="40.612" calcext:value-type="float">
            <text:p>40.61200</text:p>
          </table:table-cell>
          <table:table-cell table:style-name="ce26" office:value-type="float" office:value="44.5707" calcext:value-type="float">
            <text:p>44.5707</text:p>
          </table:table-cell>
          <table:table-cell table:style-name="ce26"/>
          <table:table-cell table:style-name="ce28" office:value-type="float" office:value="39.4477" calcext:value-type="float">
            <text:p>39.44770</text:p>
          </table:table-cell>
          <table:table-cell table:style-name="ce28" office:value-type="float" office:value="48.0215" calcext:value-type="float">
            <text:p>48.02150</text:p>
          </table:table-cell>
          <table:table-cell table:style-name="ce26" office:value-type="float" office:value="49.1604" calcext:value-type="float">
            <text:p>49.1604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37.9153" calcext:value-type="float">
            <text:p>37.91530</text:p>
          </table:table-cell>
          <table:table-cell table:style-name="ce28" office:value-type="float" office:value="37.2005" calcext:value-type="float">
            <text:p>37.20050</text:p>
          </table:table-cell>
          <table:table-cell table:style-name="ce28" office:value-type="float" office:value="50.1182" calcext:value-type="float">
            <text:p>50.11820</text:p>
          </table:table-cell>
          <table:table-cell table:style-name="ce28"/>
          <table:table-cell table:style-name="ce28" office:value-type="float" office:value="38.7357" calcext:value-type="float">
            <text:p>38.73570</text:p>
          </table:table-cell>
          <table:table-cell table:style-name="ce28" office:value-type="float" office:value="40.8597" calcext:value-type="float">
            <text:p>40.85970</text:p>
          </table:table-cell>
          <table:table-cell table:style-name="ce26" office:value-type="float" office:value="45.1677" calcext:value-type="float">
            <text:p>45.1677</text:p>
          </table:table-cell>
          <table:table-cell table:style-name="ce26"/>
          <table:table-cell table:style-name="ce28" office:value-type="float" office:value="40.5614" calcext:value-type="float">
            <text:p>40.56140</text:p>
          </table:table-cell>
          <table:table-cell table:style-name="ce28" office:value-type="float" office:value="48.5456" calcext:value-type="float">
            <text:p>48.54560</text:p>
          </table:table-cell>
          <table:table-cell table:style-name="ce26" office:value-type="float" office:value="50.0298" calcext:value-type="float">
            <text:p>50.0298</text:p>
          </table:table-cell>
          <table:table-cell table:number-columns-repeated="1012"/>
        </table:table-row>
        <table:table-row table:style-name="ro3">
          <table:table-cell table:style-name="ce25"/>
          <table:table-cell table:style-name="ce25" table:formula="of:=AVERAGE([.B23:.B33])" office:value-type="float" office:value="38.8850363636364" calcext:value-type="float">
            <text:p>38.8850363636</text:p>
          </table:table-cell>
          <table:table-cell table:style-name="ce25" table:formula="of:=AVERAGE([.C23:.C33])" office:value-type="float" office:value="42.1193818181818" calcext:value-type="float">
            <text:p>42.1193818182</text:p>
          </table:table-cell>
          <table:table-cell table:style-name="ce25" table:formula="of:=AVERAGE([.D23:.D33])" office:value-type="float" office:value="214.044790909091" calcext:value-type="float">
            <text:p>214.0447909091</text:p>
          </table:table-cell>
          <table:table-cell table:style-name="ce25"/>
          <table:table-cell table:style-name="ce25" table:formula="of:=AVERAGE([.F23:.F33])" office:value-type="float" office:value="38.5579545454545" calcext:value-type="float">
            <text:p>38.5579545455</text:p>
          </table:table-cell>
          <table:table-cell table:style-name="ce25" table:formula="of:=AVERAGE([.G23:.G33])" office:value-type="float" office:value="44.2452090909091" calcext:value-type="float">
            <text:p>44.2452090909</text:p>
          </table:table-cell>
          <table:table-cell table:style-name="ce25" table:formula="of:=AVERAGE([.H23:.H33])" office:value-type="float" office:value="190.365790909091" calcext:value-type="float">
            <text:p>190.3657909091</text:p>
          </table:table-cell>
          <table:table-cell table:style-name="ce25"/>
          <table:table-cell table:style-name="ce25" table:formula="of:=AVERAGE([.J23:.J33])" office:value-type="float" office:value="37.9809090909091" calcext:value-type="float">
            <text:p>37.9809090909</text:p>
          </table:table-cell>
          <table:table-cell table:style-name="ce25" table:formula="of:=AVERAGE([.K23:.K33])" office:value-type="float" office:value="49.6661363636364" calcext:value-type="float">
            <text:p>49.6661363636</text:p>
          </table:table-cell>
          <table:table-cell table:style-name="ce25" table:formula="of:=AVERAGE([.L23:.L33])" office:value-type="float" office:value="214.787290909091" calcext:value-type="float">
            <text:p>214.7872909091</text:p>
          </table:table-cell>
          <table:table-cell table:number-columns-repeated="1012"/>
        </table:table-row>
        <table:table-row table:style-name="ro3" table:number-rows-repeated="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10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220.031" calcext:value-type="float">
            <text:p>220.03100</text:p>
          </table:table-cell>
          <table:table-cell table:style-name="ce28" office:value-type="float" office:value="211.846" calcext:value-type="float">
            <text:p>211.84600</text:p>
          </table:table-cell>
          <table:table-cell table:style-name="ce28" office:value-type="float" office:value="3803.86" calcext:value-type="float">
            <text:p>3803.86000</text:p>
          </table:table-cell>
          <table:table-cell table:style-name="ce28"/>
          <table:table-cell table:style-name="ce28" office:value-type="float" office:value="219.057" calcext:value-type="float">
            <text:p>219.05700</text:p>
          </table:table-cell>
          <table:table-cell table:style-name="ce28" office:value-type="float" office:value="209.296" calcext:value-type="float">
            <text:p>209.29600</text:p>
          </table:table-cell>
          <table:table-cell table:style-name="ce28" office:value-type="float" office:value="3849.84" calcext:value-type="float">
            <text:p>3849.84000</text:p>
          </table:table-cell>
          <table:table-cell table:style-name="ce28"/>
          <table:table-cell table:style-name="ce28" office:value-type="float" office:value="190.312" calcext:value-type="float">
            <text:p>190.31200</text:p>
          </table:table-cell>
          <table:table-cell table:style-name="ce28" office:value-type="float" office:value="212.602" calcext:value-type="float">
            <text:p>212.60200</text:p>
          </table:table-cell>
          <table:table-cell table:style-name="ce28" office:value-type="float" office:value="2393.39" calcext:value-type="float">
            <text:p>2393.3900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174.35" calcext:value-type="float">
            <text:p>174.35000</text:p>
          </table:table-cell>
          <table:table-cell table:style-name="ce28" office:value-type="float" office:value="196.696" calcext:value-type="float">
            <text:p>196.69600</text:p>
          </table:table-cell>
          <table:table-cell table:style-name="ce28" office:value-type="float" office:value="1958.16" calcext:value-type="float">
            <text:p>1958.16000</text:p>
          </table:table-cell>
          <table:table-cell table:style-name="ce28"/>
          <table:table-cell table:style-name="ce28" office:value-type="float" office:value="167.701" calcext:value-type="float">
            <text:p>167.70100</text:p>
          </table:table-cell>
          <table:table-cell table:style-name="ce28" office:value-type="float" office:value="199.256" calcext:value-type="float">
            <text:p>199.25600</text:p>
          </table:table-cell>
          <table:table-cell table:style-name="ce26" office:value-type="float" office:value="1647.53" calcext:value-type="float">
            <text:p>1647.53</text:p>
          </table:table-cell>
          <table:table-cell table:style-name="ce26"/>
          <table:table-cell table:style-name="ce28" office:value-type="float" office:value="148.394" calcext:value-type="float">
            <text:p>148.39400</text:p>
          </table:table-cell>
          <table:table-cell table:style-name="ce28" office:value-type="float" office:value="202.605" calcext:value-type="float">
            <text:p>202.60500</text:p>
          </table:table-cell>
          <table:table-cell table:style-name="ce26" office:value-type="float" office:value="644.394" calcext:value-type="float">
            <text:p>644.394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174.176" calcext:value-type="float">
            <text:p>174.17600</text:p>
          </table:table-cell>
          <table:table-cell table:style-name="ce28" office:value-type="float" office:value="187.544" calcext:value-type="float">
            <text:p>187.54400</text:p>
          </table:table-cell>
          <table:table-cell table:style-name="ce28" office:value-type="float" office:value="1198.15" calcext:value-type="float">
            <text:p>1198.15000</text:p>
          </table:table-cell>
          <table:table-cell table:style-name="ce28"/>
          <table:table-cell table:style-name="ce28" office:value-type="float" office:value="155.323" calcext:value-type="float">
            <text:p>155.32300</text:p>
          </table:table-cell>
          <table:table-cell table:style-name="ce28" office:value-type="float" office:value="189.613" calcext:value-type="float">
            <text:p>189.61300</text:p>
          </table:table-cell>
          <table:table-cell table:style-name="ce26" office:value-type="float" office:value="920.823" calcext:value-type="float">
            <text:p>920.823</text:p>
          </table:table-cell>
          <table:table-cell table:style-name="ce26"/>
          <table:table-cell table:style-name="ce28" office:value-type="float" office:value="144.871" calcext:value-type="float">
            <text:p>144.87100</text:p>
          </table:table-cell>
          <table:table-cell table:style-name="ce28" office:value-type="float" office:value="219.716" calcext:value-type="float">
            <text:p>219.71600</text:p>
          </table:table-cell>
          <table:table-cell table:style-name="ce26" office:value-type="float" office:value="361.301" calcext:value-type="float">
            <text:p>361.301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160.018" calcext:value-type="float">
            <text:p>160.01800</text:p>
          </table:table-cell>
          <table:table-cell table:style-name="ce28" office:value-type="float" office:value="174.546" calcext:value-type="float">
            <text:p>174.54600</text:p>
          </table:table-cell>
          <table:table-cell table:style-name="ce28" office:value-type="float" office:value="661.983" calcext:value-type="float">
            <text:p>661.98300</text:p>
          </table:table-cell>
          <table:table-cell table:style-name="ce28"/>
          <table:table-cell table:style-name="ce28" office:value-type="float" office:value="148.3" calcext:value-type="float">
            <text:p>148.30000</text:p>
          </table:table-cell>
          <table:table-cell table:style-name="ce28" office:value-type="float" office:value="181.387" calcext:value-type="float">
            <text:p>181.38700</text:p>
          </table:table-cell>
          <table:table-cell table:style-name="ce26" office:value-type="float" office:value="487.426" calcext:value-type="float">
            <text:p>487.426</text:p>
          </table:table-cell>
          <table:table-cell table:style-name="ce26"/>
          <table:table-cell table:style-name="ce28" office:value-type="float" office:value="144.509" calcext:value-type="float">
            <text:p>144.50900</text:p>
          </table:table-cell>
          <table:table-cell table:style-name="ce28" office:value-type="float" office:value="215.412" calcext:value-type="float">
            <text:p>215.41200</text:p>
          </table:table-cell>
          <table:table-cell table:style-name="ce26" office:value-type="float" office:value="233.568" calcext:value-type="float">
            <text:p>233.568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147.823" calcext:value-type="float">
            <text:p>147.82300</text:p>
          </table:table-cell>
          <table:table-cell table:style-name="ce28" office:value-type="float" office:value="163.89" calcext:value-type="float">
            <text:p>163.89000</text:p>
          </table:table-cell>
          <table:table-cell table:style-name="ce29" office:value-type="float" office:value="365.52" calcext:value-type="float">
            <text:p>365.52000</text:p>
          </table:table-cell>
          <table:table-cell table:style-name="ce29"/>
          <table:table-cell table:style-name="ce28" office:value-type="float" office:value="145.156" calcext:value-type="float">
            <text:p>145.15600</text:p>
          </table:table-cell>
          <table:table-cell table:style-name="ce28" office:value-type="float" office:value="173.279" calcext:value-type="float">
            <text:p>173.27900</text:p>
          </table:table-cell>
          <table:table-cell table:style-name="ce26" office:value-type="float" office:value="271.548" calcext:value-type="float">
            <text:p>271.548</text:p>
          </table:table-cell>
          <table:table-cell table:style-name="ce26"/>
          <table:table-cell table:style-name="ce28" office:value-type="float" office:value="145.655" calcext:value-type="float">
            <text:p>145.65500</text:p>
          </table:table-cell>
          <table:table-cell table:style-name="ce28" office:value-type="float" office:value="199.614" calcext:value-type="float">
            <text:p>199.61400</text:p>
          </table:table-cell>
          <table:table-cell table:style-name="ce26" office:value-type="float" office:value="180.99" calcext:value-type="float">
            <text:p>180.99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143.573" calcext:value-type="float">
            <text:p>143.57300</text:p>
          </table:table-cell>
          <table:table-cell table:style-name="ce28" office:value-type="float" office:value="155.375" calcext:value-type="float">
            <text:p>155.37500</text:p>
          </table:table-cell>
          <table:table-cell table:style-name="ce28" office:value-type="float" office:value="221.912" calcext:value-type="float">
            <text:p>221.91200</text:p>
          </table:table-cell>
          <table:table-cell table:style-name="ce28"/>
          <table:table-cell table:style-name="ce28" office:value-type="float" office:value="143.789" calcext:value-type="float">
            <text:p>143.78900</text:p>
          </table:table-cell>
          <table:table-cell table:style-name="ce28" office:value-type="float" office:value="169.238" calcext:value-type="float">
            <text:p>169.23800</text:p>
          </table:table-cell>
          <table:table-cell table:style-name="ce26" office:value-type="float" office:value="180.652" calcext:value-type="float">
            <text:p>180.652</text:p>
          </table:table-cell>
          <table:table-cell table:style-name="ce26"/>
          <table:table-cell table:style-name="ce28" office:value-type="float" office:value="147.873" calcext:value-type="float">
            <text:p>147.87300</text:p>
          </table:table-cell>
          <table:table-cell table:style-name="ce28" office:value-type="float" office:value="194.87" calcext:value-type="float">
            <text:p>194.87000</text:p>
          </table:table-cell>
          <table:table-cell table:style-name="ce26" office:value-type="float" office:value="160.437" calcext:value-type="float">
            <text:p>160.437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142.133" calcext:value-type="float">
            <text:p>142.13300</text:p>
          </table:table-cell>
          <table:table-cell table:style-name="ce28" office:value-type="float" office:value="151.781" calcext:value-type="float">
            <text:p>151.78100</text:p>
          </table:table-cell>
          <table:table-cell table:style-name="ce28" office:value-type="float" office:value="176.983" calcext:value-type="float">
            <text:p>176.98300</text:p>
          </table:table-cell>
          <table:table-cell table:style-name="ce28"/>
          <table:table-cell table:style-name="ce28" office:value-type="float" office:value="144.855" calcext:value-type="float">
            <text:p>144.85500</text:p>
          </table:table-cell>
          <table:table-cell table:style-name="ce28" office:value-type="float" office:value="167.344" calcext:value-type="float">
            <text:p>167.34400</text:p>
          </table:table-cell>
          <table:table-cell table:style-name="ce26" office:value-type="float" office:value="163.728" calcext:value-type="float">
            <text:p>163.728</text:p>
          </table:table-cell>
          <table:table-cell table:style-name="ce26"/>
          <table:table-cell table:style-name="ce28" office:value-type="float" office:value="149.838" calcext:value-type="float">
            <text:p>149.83800</text:p>
          </table:table-cell>
          <table:table-cell table:style-name="ce28" office:value-type="float" office:value="194.534" calcext:value-type="float">
            <text:p>194.53400</text:p>
          </table:table-cell>
          <table:table-cell table:style-name="ce26" office:value-type="float" office:value="157.613" calcext:value-type="float">
            <text:p>157.613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144.271" calcext:value-type="float">
            <text:p>144.27100</text:p>
          </table:table-cell>
          <table:table-cell table:style-name="ce28" office:value-type="float" office:value="149.819" calcext:value-type="float">
            <text:p>149.81900</text:p>
          </table:table-cell>
          <table:table-cell table:style-name="ce28" office:value-type="float" office:value="170.222" calcext:value-type="float">
            <text:p>170.22200</text:p>
          </table:table-cell>
          <table:table-cell table:style-name="ce28"/>
          <table:table-cell table:style-name="ce28" office:value-type="float" office:value="148.985" calcext:value-type="float">
            <text:p>148.98500</text:p>
          </table:table-cell>
          <table:table-cell table:style-name="ce28" office:value-type="float" office:value="165.125" calcext:value-type="float">
            <text:p>165.12500</text:p>
          </table:table-cell>
          <table:table-cell table:style-name="ce26" office:value-type="float" office:value="170.816" calcext:value-type="float">
            <text:p>170.816</text:p>
          </table:table-cell>
          <table:table-cell table:style-name="ce26"/>
          <table:table-cell table:style-name="ce28" office:value-type="float" office:value="152.692" calcext:value-type="float">
            <text:p>152.69200</text:p>
          </table:table-cell>
          <table:table-cell table:style-name="ce28" office:value-type="float" office:value="193.527" calcext:value-type="float">
            <text:p>193.52700</text:p>
          </table:table-cell>
          <table:table-cell table:style-name="ce26" office:value-type="float" office:value="158.41" calcext:value-type="float">
            <text:p>158.41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146.697" calcext:value-type="float">
            <text:p>146.69700</text:p>
          </table:table-cell>
          <table:table-cell table:style-name="ce28" office:value-type="float" office:value="148.595" calcext:value-type="float">
            <text:p>148.59500</text:p>
          </table:table-cell>
          <table:table-cell table:style-name="ce28" office:value-type="float" office:value="172.921" calcext:value-type="float">
            <text:p>172.92100</text:p>
          </table:table-cell>
          <table:table-cell table:style-name="ce28"/>
          <table:table-cell table:style-name="ce28" office:value-type="float" office:value="151.61" calcext:value-type="float">
            <text:p>151.61000</text:p>
          </table:table-cell>
          <table:table-cell table:style-name="ce28" office:value-type="float" office:value="163.013" calcext:value-type="float">
            <text:p>163.01300</text:p>
          </table:table-cell>
          <table:table-cell table:style-name="ce26" office:value-type="float" office:value="163.969" calcext:value-type="float">
            <text:p>163.969</text:p>
          </table:table-cell>
          <table:table-cell table:style-name="ce26"/>
          <table:table-cell table:style-name="ce28" office:value-type="float" office:value="155.532" calcext:value-type="float">
            <text:p>155.53200</text:p>
          </table:table-cell>
          <table:table-cell table:style-name="ce28" office:value-type="float" office:value="193.581" calcext:value-type="float">
            <text:p>193.58100</text:p>
          </table:table-cell>
          <table:table-cell table:style-name="ce26" office:value-type="float" office:value="160.848" calcext:value-type="float">
            <text:p>160.848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149.968" calcext:value-type="float">
            <text:p>149.96800</text:p>
          </table:table-cell>
          <table:table-cell table:style-name="ce28" office:value-type="float" office:value="165.831" calcext:value-type="float">
            <text:p>165.83100</text:p>
          </table:table-cell>
          <table:table-cell table:style-name="ce28" office:value-type="float" office:value="174.24" calcext:value-type="float">
            <text:p>174.24000</text:p>
          </table:table-cell>
          <table:table-cell table:style-name="ce28"/>
          <table:table-cell table:style-name="ce28" office:value-type="float" office:value="153.603" calcext:value-type="float">
            <text:p>153.60300</text:p>
          </table:table-cell>
          <table:table-cell table:style-name="ce28" office:value-type="float" office:value="162.855" calcext:value-type="float">
            <text:p>162.85500</text:p>
          </table:table-cell>
          <table:table-cell table:style-name="ce26" office:value-type="float" office:value="166.501" calcext:value-type="float">
            <text:p>166.501</text:p>
          </table:table-cell>
          <table:table-cell table:style-name="ce26"/>
          <table:table-cell table:style-name="ce28" office:value-type="float" office:value="158.318" calcext:value-type="float">
            <text:p>158.31800</text:p>
          </table:table-cell>
          <table:table-cell table:style-name="ce28" office:value-type="float" office:value="194.556" calcext:value-type="float">
            <text:p>194.55600</text:p>
          </table:table-cell>
          <table:table-cell table:style-name="ce26" office:value-type="float" office:value="163.475" calcext:value-type="float">
            <text:p>163.475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153.523" calcext:value-type="float">
            <text:p>153.52300</text:p>
          </table:table-cell>
          <table:table-cell table:style-name="ce28" office:value-type="float" office:value="150.579" calcext:value-type="float">
            <text:p>150.57900</text:p>
          </table:table-cell>
          <table:table-cell table:style-name="ce28" office:value-type="float" office:value="177.645" calcext:value-type="float">
            <text:p>177.64500</text:p>
          </table:table-cell>
          <table:table-cell table:style-name="ce28"/>
          <table:table-cell table:style-name="ce28" office:value-type="float" office:value="158.815" calcext:value-type="float">
            <text:p>158.81500</text:p>
          </table:table-cell>
          <table:table-cell table:style-name="ce28" office:value-type="float" office:value="164.527" calcext:value-type="float">
            <text:p>164.52700</text:p>
          </table:table-cell>
          <table:table-cell table:style-name="ce26" office:value-type="float" office:value="169.253" calcext:value-type="float">
            <text:p>169.253</text:p>
          </table:table-cell>
          <table:table-cell table:style-name="ce26"/>
          <table:table-cell table:style-name="ce28" office:value-type="float" office:value="160.994" calcext:value-type="float">
            <text:p>160.99400</text:p>
          </table:table-cell>
          <table:table-cell table:style-name="ce28" office:value-type="float" office:value="195.725" calcext:value-type="float">
            <text:p>195.72500</text:p>
          </table:table-cell>
          <table:table-cell table:style-name="ce26" office:value-type="float" office:value="167.016" calcext:value-type="float">
            <text:p>167.016</text:p>
          </table:table-cell>
          <table:table-cell table:number-columns-repeated="1012"/>
        </table:table-row>
        <table:table-row table:style-name="ro3">
          <table:table-cell/>
          <table:table-cell table:formula="of:=AVERAGE([.B41:.B51])" office:value-type="float" office:value="159.687545454545" calcext:value-type="float">
            <text:p>159.6875454545</text:p>
          </table:table-cell>
          <table:table-cell table:formula="of:=AVERAGE([.C41:.C51])" office:value-type="float" office:value="168.772909090909" calcext:value-type="float">
            <text:p>168.7729090909</text:p>
          </table:table-cell>
          <table:table-cell table:formula="of:=AVERAGE([.D41:.D51])" office:value-type="float" office:value="825.599636363637" calcext:value-type="float">
            <text:p>825.5996363636</text:p>
          </table:table-cell>
          <table:table-cell/>
          <table:table-cell table:formula="of:=AVERAGE([.F41:.F51])" office:value-type="float" office:value="157.926727272727" calcext:value-type="float">
            <text:p>157.9267272727</text:p>
          </table:table-cell>
          <table:table-cell table:formula="of:=AVERAGE([.G41:.G51])" office:value-type="float" office:value="176.812090909091" calcext:value-type="float">
            <text:p>176.8120909091</text:p>
          </table:table-cell>
          <table:table-cell table:formula="of:=AVERAGE([.H41:.H51])" office:value-type="float" office:value="744.735090909091" calcext:value-type="float">
            <text:p>744.7350909091</text:p>
          </table:table-cell>
          <table:table-cell/>
          <table:table-cell table:formula="of:=AVERAGE([.J41:.J51])" office:value-type="float" office:value="154.453454545455" calcext:value-type="float">
            <text:p>154.4534545455</text:p>
          </table:table-cell>
          <table:table-cell table:formula="of:=AVERAGE([.K41:.K51])" office:value-type="float" office:value="201.522" calcext:value-type="float">
            <text:p>201.522</text:p>
          </table:table-cell>
          <table:table-cell table:formula="of:=AVERAGE([.L41:.L51])" office:value-type="float" office:value="434.676545454546" calcext:value-type="float">
            <text:p>434.6765454545</text:p>
          </table:table-cell>
          <table:table-cell table:number-columns-repeated="101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11:55.443372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10T14:28:28.383136404</dc:date>
    <meta:editing-duration>PT13H37M2S</meta:editing-duration>
    <meta:editing-cycles>20</meta:editing-cycles>
    <meta:generator>LibreOffice/5.1.6.2$Linux_X86_64 LibreOffice_project/10m0$Build-2</meta:generator>
    <meta:document-statistic meta:table-count="3" meta:cell-count="1838" meta:object-count="0"/>
  </office:meta>
</office:document-meta>
</file>